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8"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orphans="1" style:writing-mode="lr-tb" style:writing-mode-automatic="false"/>
      <style:text-properties officeooo:paragraph-rsid="001b65b4" loext:padding="0cm" loext:border="none"/>
    </style:style>
    <style:style style:name="P2" style:family="paragraph" style:parent-style-name="Text_20_body">
      <style:paragraph-properties fo:margin-left="0cm" fo:margin-right="0cm" fo:orphans="1" fo:text-indent="0cm" style:auto-text-indent="false" style:writing-mode="lr-tb" style:writing-mode-automatic="false"/>
      <style:text-properties officeooo:paragraph-rsid="001b65b4"/>
    </style:style>
    <style:style style:name="P3" style:family="paragraph" style:parent-style-name="Text_20_body">
      <style:paragraph-properties fo:margin-left="0cm" fo:margin-right="0cm" fo:margin-top="0cm" fo:margin-bottom="0cm" style:contextual-spacing="false" fo:orphans="1" fo:text-indent="0cm" style:auto-text-indent="false"/>
      <style:text-properties officeooo:paragraph-rsid="001b65b4"/>
    </style:style>
    <style:style style:name="P4" style:family="paragraph" style:parent-style-name="Text_20_body">
      <style:paragraph-properties fo:orphans="1"/>
      <style:text-properties officeooo:paragraph-rsid="001b65b4" loext:padding="0cm" loext:border="none"/>
    </style:style>
    <style:style style:name="P5" style:family="paragraph" style:parent-style-name="Horizontal_20_Line">
      <style:paragraph-properties fo:orphans="1"/>
      <style:text-properties officeooo:paragraph-rsid="001b65b4"/>
    </style:style>
    <style:style style:name="P6" style:family="paragraph" style:parent-style-name="Heading_20_2">
      <style:paragraph-properties fo:orphans="1"/>
      <style:text-properties officeooo:paragraph-rsid="001b65b4" loext:padding="0cm" loext:border="none"/>
    </style:style>
    <style:style style:name="P7" style:family="paragraph" style:parent-style-name="Text_20_body">
      <style:paragraph-properties fo:orphans="1"/>
      <style:text-properties officeooo:paragraph-rsid="001b65b4"/>
    </style:style>
    <style:style style:name="P8" style:family="paragraph" style:parent-style-name="Preformatted_20_Text">
      <loext:graphic-properties draw:fill="none" draw:fill-color="#ffffff"/>
      <style:paragraph-properties fo:margin-left="0cm" fo:margin-right="0cm" fo:orphans="1" fo:text-indent="0cm" style:auto-text-indent="false" fo:background-color="transparent"/>
      <style:text-properties officeooo:paragraph-rsid="001b65b4"/>
    </style:style>
    <style:style style:name="P9" style:family="paragraph" style:parent-style-name="Preformatted_20_Text">
      <loext:graphic-properties draw:fill="none" draw:fill-color="#ffffff"/>
      <style:paragraph-properties fo:margin-left="0cm" fo:margin-right="0cm" fo:margin-top="0cm" fo:margin-bottom="0.499cm" style:contextual-spacing="false" fo:orphans="1" fo:text-indent="0cm" style:auto-text-indent="false" fo:background-color="transparent"/>
      <style:text-properties officeooo:paragraph-rsid="001b65b4"/>
    </style:style>
    <style:style style:name="P10" style:family="paragraph" style:parent-style-name="Text_20_body">
      <style:paragraph-properties fo:margin-left="0cm" fo:margin-right="0cm" fo:orphans="1" fo:text-indent="0cm" style:auto-text-indent="false"/>
      <style:text-properties officeooo:paragraph-rsid="001b65b4" loext:padding="0cm" loext:border="none"/>
    </style:style>
    <style:style style:name="P11" style:family="paragraph" style:parent-style-name="Text_20_body">
      <style:text-properties officeooo:paragraph-rsid="001b65b4" loext:padding="0cm" loext:border="none"/>
    </style:style>
    <style:style style:name="P12" style:family="paragraph" style:parent-style-name="Text_20_body">
      <style:paragraph-properties fo:margin-left="0cm" fo:margin-right="0cm" fo:orphans="1" fo:text-indent="0cm" style:auto-text-indent="false"/>
      <style:text-properties officeooo:paragraph-rsid="001b65b4"/>
    </style:style>
    <style:style style:name="P13" style:family="paragraph" style:parent-style-name="Heading_20_3">
      <style:paragraph-properties fo:orphans="1"/>
      <style:text-properties officeooo:paragraph-rsid="001b65b4"/>
    </style:style>
    <style:style style:name="P14" style:family="paragraph" style:parent-style-name="Preformatted_20_Text">
      <loext:graphic-properties draw:fill="none" draw:fill-color="#ffffff"/>
      <style:paragraph-properties fo:orphans="1" fo:background-color="transparent"/>
      <style:text-properties officeooo:paragraph-rsid="001b65b4"/>
    </style:style>
    <style:style style:name="P15" style:family="paragraph" style:parent-style-name="Heading_20_3">
      <style:paragraph-properties fo:orphans="1"/>
      <style:text-properties officeooo:paragraph-rsid="001b65b4" loext:padding="0cm" loext:border="none"/>
    </style:style>
    <style:style style:name="P16" style:family="paragraph" style:parent-style-name="Text_20_body" style:list-style-name="L1">
      <style:paragraph-properties fo:margin-top="0cm" fo:margin-bottom="0cm" style:contextual-spacing="false" fo:orphans="1"/>
      <style:text-properties officeooo:paragraph-rsid="001b65b4"/>
    </style:style>
    <style:style style:name="P17" style:family="paragraph" style:parent-style-name="Text_20_body" style:list-style-name="L1">
      <style:paragraph-properties fo:orphans="1"/>
      <style:text-properties officeooo:paragraph-rsid="001b65b4"/>
    </style:style>
    <style:style style:name="P18" style:family="paragraph" style:parent-style-name="Text_20_body" style:list-style-name="L2">
      <style:paragraph-properties fo:margin-top="0cm" fo:margin-bottom="0cm" style:contextual-spacing="false" fo:orphans="1"/>
      <style:text-properties officeooo:paragraph-rsid="001b65b4"/>
    </style:style>
    <style:style style:name="P19" style:family="paragraph" style:parent-style-name="Text_20_body" style:list-style-name="L2">
      <style:paragraph-properties fo:orphans="1"/>
      <style:text-properties officeooo:paragraph-rsid="001b65b4"/>
    </style:style>
    <style:style style:name="P20" style:family="paragraph" style:parent-style-name="Text_20_body" style:list-style-name="L3">
      <style:paragraph-properties fo:margin-top="0cm" fo:margin-bottom="0cm" style:contextual-spacing="false" fo:orphans="1"/>
      <style:text-properties officeooo:paragraph-rsid="001b65b4" loext:padding="0cm" loext:border="none"/>
    </style:style>
    <style:style style:name="P21" style:family="paragraph" style:parent-style-name="Text_20_body" style:list-style-name="L3">
      <style:paragraph-properties fo:margin-top="0cm" fo:margin-bottom="0cm" style:contextual-spacing="false" fo:orphans="1"/>
      <style:text-properties officeooo:paragraph-rsid="001b65b4"/>
    </style:style>
    <style:style style:name="P22" style:family="paragraph" style:parent-style-name="Text_20_body" style:list-style-name="L3">
      <style:paragraph-properties fo:orphans="1"/>
      <style:text-properties officeooo:paragraph-rsid="001b65b4" loext:padding="0cm" loext:border="none"/>
    </style:style>
    <style:style style:name="P23" style:family="paragraph" style:parent-style-name="Text_20_body" style:list-style-name="L4">
      <style:paragraph-properties fo:margin-top="0cm" fo:margin-bottom="0cm" style:contextual-spacing="false" fo:orphans="1"/>
      <style:text-properties officeooo:paragraph-rsid="001b65b4"/>
    </style:style>
    <style:style style:name="P24" style:family="paragraph" style:parent-style-name="Text_20_body" style:list-style-name="L4">
      <style:paragraph-properties fo:orphans="1"/>
      <style:text-properties officeooo:paragraph-rsid="001b65b4"/>
    </style:style>
    <style:style style:name="P25" style:family="paragraph" style:parent-style-name="Standard">
      <style:text-properties officeooo:paragraph-rsid="001b65b4"/>
    </style:style>
    <style:style style:name="T1" style:family="text">
      <style:text-properties loext:padding="0cm" loext:border="none"/>
    </style:style>
    <style:style style:name="T2" style:family="text">
      <style:text-properties fo:color="#cc7bf4" loext:opacity="100%" fo:font-family="'var font-mono'" fo:background-color="transparent" loext:char-shading-value="0" loext:padding="0cm" loext:border="none"/>
    </style:style>
    <style:style style:name="T3" style:family="text">
      <style:text-properties fo:color="#eaecf0" loext:opacity="100%" fo:font-family="'var font-mono'" fo:background-color="transparent" loext:char-shading-value="0" loext:padding="0cm" loext:border="none"/>
    </style:style>
    <style:style style:name="T4" style:family="text">
      <style:text-properties fo:color="#fbad60" loext:opacity="100%" fo:font-family="'var font-mono'" fo:background-color="transparent" loext:char-shading-value="0" loext:padding="0cm" loext:border="none"/>
    </style:style>
    <style:style style:name="T5" style:family="text">
      <style:text-properties fo:color="#d3d7de" loext:opacity="100%" fo:font-family="'var font-mono'" fo:background-color="transparent" loext:char-shading-value="0" loext:padding="0cm" loext:border="none"/>
    </style:style>
    <style:style style:name="T6" style:family="text">
      <style:text-properties fo:color="#70b8ff" loext:opacity="100%" fo:font-family="'var font-mono'" fo:background-color="transparent" loext:char-shading-value="0" loext:padding="0cm" loext:border="none"/>
    </style:style>
    <style:style style:name="T7" style:family="text">
      <style:text-properties fo:color="#eaecf0" loext:opacity="100%" fo:background-color="transparent" loext:char-shading-value="0" loext:padding="0cm" loext:border="none"/>
    </style:style>
    <style:style style:name="T8" style:family="text">
      <style:text-properties fo:color="#5eeded" loext:opacity="100%" fo:font-family="'var font-mono'" fo:background-color="transparent" loext:char-shading-value="0" loext:padding="0cm" loext:border="none"/>
    </style:style>
    <style:style style:name="T9" style:family="text">
      <style:text-properties fo:color="#9be963" loext:opacity="100%" fo:font-family="'var font-mono'" fo:background-color="transparent" loext:char-shading-value="0" loext:padding="0cm" loext:border="none"/>
    </style:style>
    <style:style style:name="T10" style:family="text">
      <style:text-properties fo:color="#818898" loext:opacity="100%" fo:font-family="'var font-mono'" fo:background-color="transparent" loext:char-shading-value="0" loext:padding="0cm" loext:border="none"/>
    </style:style>
    <style:style style:name="fr1" style:family="graphic" style:parent-style-name="OLE">
      <style:graphic-properties fo:margin-left="0cm" fo:margin-right="0cm" fo:margin-top="0cm" fo:margin-bottom="0cm" style:vertical-pos="top" style:vertical-rel="baseline" fo:padding="0cm" fo:border="none" loext:rel-width-rel="paragraph" draw:frame-display-scrollbar="false" draw:frame-display-border="true" draw:ole-draw-aspect="1"/>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true" draw:ole-draw-aspect="1"/>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ct8" text:anchor-type="page" text:anchor-page-number="1" svg:x="0cm" svg:y="0cm" svg:width="0.041cm" svg:height="0.041cm" draw:z-index="0">
        <draw:floating-frame/>
      </draw:frame>
      <text:p text:style-name="P1">Now let me draw the current decision flow and then lay out all the analysis.</text:p>
      <text:section text:style-name="Sect1" text:name="mcp-app-placeholder-toolu_01GTCm19D27RQCBGb5EB15zv">
        <text:p text:style-name="P2"/>
      </text:section>
      <text:section text:style-name="Sect1" text:name="mcp-app-container-toolu_01GTCm19D27RQCBGb5EB15zv">
        <text:p text:style-name="P3"><draw:frame draw:style-name="fr1" draw:name="Object5" text:anchor-type="as-char" svg:width="17cm" style:rel-width="100%" svg:height="14.023cm" draw:z-index="1"><draw:floating-frame xlink:href="https://aa4bb9ffcc2a9942db92dfd100bd3aeb.claudemcpcontent.com/mcp_apps?connect-src=https%3A%2F%2Fesm.sh+https%3A%2F%2Fcdnjs.cloudflare.com+https%3A%2F%2Fcdn.jsdelivr.net+https%3A%2F%2Funpkg.com&amp;resource-src=https%3A%2F%2Fesm.sh+https%3A%2F%2Fcdnjs.cloudflare.com+https%3A%2F%2Fcdn.jsdelivr.net+https%3A%2F%2Funpkg.com+https%3A%2F%2Fassets.claude.ai&amp;dev=true" xlink:type="simple" xlink:show="embed" xlink:actuate="onLoad"/><svg:desc>OLE object</svg:desc></draw:frame></text:p>
      </text:section>
      <text:p text:style-name="P4">Here's the full analysis — what works well, what has real issues, and then specifically how to optimise for your SIP-first, rebalance-twice-a-year philosophy.</text:p>
      <text:p text:style-name="P5"/>
      <text:h text:style-name="P6" text:outline-level="2">What's working well</text:h>
      <text:p text:style-name="P7"><text:span text:style-name="T1">The XIRR calculation in </text:span><text:span text:style-name="Source_20_Text"><text:span text:style-name="T1">DashboardService</text:span></text:span><text:span text:style-name="T1"> is genuinely solid — it uses historical NAV on transaction dates to get SEBI-accurate cash flows, which most tools don't bother with. The FIFO tax lot engine and the LTCG/STCG split in </text:span><text:span text:style-name="Source_20_Text"><text:span text:style-name="T1">aggregateLots()</text:span></text:span><text:span text:style-name="T1"> are correct. The conviction scoring architecture since the refactor — Sortino, NAV percentile, ATH drawdown, return Z-score — is well-reasoned and data-grounded. The TLH scanner with the externalised </text:span><text:span text:style-name="Source_20_Text"><text:span text:style-name="T1">tlh_proxy.json</text:span></text:span><text:span text:style-name="T1"> is a clean design.</text:span></text:p>
      <text:p text:style-name="P5"/>
      <text:h text:style-name="P6" text:outline-level="2">Real problems to fix</text:h>
      <text:p text:style-name="P7"><text:span text:style-name="Source_20_Text"><text:span text:style-name="T1">PortfolioFullService</text:span></text:span><text:span text:style-name="Strong_20_Emphasis"><text:span text:style-name="T1"> hardcodes </text:span></text:span><text:span text:style-name="Source_20_Text"><text:span text:style-name="T1">monthlySip=75000</text:span></text:span><text:span text:style-name="T1"> when calling the orchestrator. </text:span><text:soft-page-break/><text:span text:style-name="T1">This means the conviction-weighted allocation in </text:span><text:span text:style-name="Source_20_Text"><text:span text:style-name="T1">Pass 2</text:span></text:span><text:span text:style-name="T1"> is always calculated for ₹75K regardless of what the frontend slider shows. The slider only rescales things client-side proportionally, which is close but not identical to conviction-weighted allocation at a different capital level. Fix: pass SIP amount as a query param to </text:span><text:span text:style-name="Source_20_Text"><text:span text:style-name="T1">/dashboard/full/{pan}?sip=75000</text:span></text:span><text:span text:style-name="T1"> and thread it through.</text:span></text:p>
      <text:p text:style-name="P7"><text:span text:style-name="Source_20_Text"><text:span text:style-name="T1">aggregateLots()</text:span></text:span><text:span text:style-name="Strong_20_Emphasis"><text:span text:style-name="T1"> calls </text:span></text:span><text:span text:style-name="Source_20_Text"><text:span text:style-name="T1">NavService.getLatestSchemeDetails()</text:span></text:span><text:span text:style-name="Strong_20_Emphasis"><text:span text:style-name="T1"> twice per fund</text:span></text:span><text:span text:style-name="T1"> in the loop — once to get the value, once again inside the same iteration. It's a cache-busting double HTTP call to AMFI on every portfolio load. Fix: call it once, store in a variable.</text:span></text:p>
      <text:p text:style-name="P7"><text:span text:style-name="Source_20_Text"><text:span text:style-name="T1">DashboardService</text:span></text:span><text:span text:style-name="Strong_20_Emphasis"><text:span text:style-name="T1"> still calls </text:span></text:span><text:span text:style-name="Source_20_Text"><text:span text:style-name="T1">auditRepo.findAllBySellTransactionSchemeFolioInvestorPan(pan)</text:span></text:span><text:span text:style-name="T1"> — this was the N+1 fix from earlier conversations — good. But it then does </text:span><text:span text:style-name="Source_20_Text"><text:span text:style-name="T1">.filter(a -&gt; a.getSellTransaction()...equals(scheme.getId()))</text:span></text:span><text:span text:style-name="T1"> inside a </text:span><text:span text:style-name="Source_20_Text"><text:span text:style-name="T1">flatMap</text:span></text:span><text:span text:style-name="T1"> loop, meaning it's doing an O(n×m) in-memory scan per scheme. With 20 funds and 200 audit records this is fine, but worth converting to a </text:span><text:span text:style-name="Source_20_Text"><text:span text:style-name="T1">Map&lt;Long, List&lt;CapitalGainAudit&gt;&gt;</text:span></text:span><text:span text:style-name="T1"> grouped by scheme ID before the loop.</text:span></text:p>
      <text:p text:style-name="P7"><text:span text:style-name="Source_20_Text"><text:span text:style-name="T1">RebalanceEngine</text:span></text:span><text:span text:style-name="Strong_20_Emphasis"><text:span text:style-name="T1"> generates </text:span></text:span><text:span text:style-name="Source_20_Text"><text:span text:style-name="T1">TRIM</text:span></text:span><text:span text:style-name="Strong_20_Emphasis"><text:span text:style-name="T1"> signals but the Orchestrator in Pass 2 only processes </text:span></text:span><text:span text:style-name="Source_20_Text"><text:span text:style-name="T1">BUY</text:span></text:span><text:span text:style-name="T1"> — TRIM signals fall through as-is with no capital reallocation logic. The trim amount is calculated but the proceeds never go back into the deployable pool. This means if a fund is 5% overweight and should be trimmed, the system flags it but doesn't redirect those proceeds to underweight funds.</text:span></text:p>
      <text:p text:style-name="P7"><text:span text:style-name="Strong_20_Emphasis"><text:span text:style-name="T1">The 21-day cooldown logic</text:span></text:span><text:span text:style-name="T1"> is only in the old </text:span><text:span text:style-name="Source_20_Text"><text:span text:style-name="T1">TacticalPanel.tsx</text:span></text:span><text:span text:style-name="T1"> and the new frontend — it was never implemented in the backend. The backend has no awareness of last-buy dates when deciding BUY amounts. A fund bought 3 days ago will still get a full BUY allocation in the next signal run.</text:span></text:p>
      <text:p text:style-name="P7"><text:span text:style-name="Source_20_Text"><text:span text:style-name="T1">PositionSizingService.calculateAdjustedBuySize()</text:span></text:span><text:span text:style-name="Strong_20_Emphasis"><text:span text:style-name="T1"> is never called</text:span></text:span><text:span text:style-name="T1"> in </text:span><text:span text:style-name="Source_20_Text"><text:span text:style-name="T1">PortfolioOrchestrator</text:span></text:span><text:span text:style-name="T1">. It exists but the code uses inline </text:span><text:span text:style-name="Source_20_Text"><text:span text:style-name="T1">scoreMult</text:span></text:span><text:span text:style-name="T1"> math directly in Pass 2 instead. Dead code — either use it or remove it.</text:span></text:p>
      <text:p text:style-name="P5"/>
      <text:h text:style-name="P6" text:outline-level="2">Your specific question: optimise for SIP-first + yearly rebalance</text:h>
      <text:p text:style-name="P4">Your mental model is right and much simpler than what the system currently does. Here's how to restructure around it:</text:p>
      <text:p text:style-name="P7"><text:span text:style-name="Strong_20_Emphasis"><text:span text:style-name="T1">The current system conflates two very different decisions:</text:span></text:span><text:span text:style-name="T1"> monthly SIP deployment (routine, small, just follow the sheet) and portfolio rebalancing (rare, large, tax-aware). Right now they're both handled by the same </text:span><text:span text:style-name="Source_20_Text"><text:span text:style-name="T1">generateDailySignals()</text:span></text:span><text:span text:style-name="T1"> call with the same ±2.5% drift tolerance, which means every time you open the app it's simultaneously telling you to rebalance AND where to put your SIP, and the two are tangled together.</text:span></text:p>
      <text:p text:style-name="P7"><text:span text:style-name="Strong_20_Emphasis"><text:span text:style-name="T1">The right model for you is three separate modes:</text:span></text:span></text:p>
      <text:p text:style-name="P7"><text:span text:style-name="Strong_20_Emphasis"><text:span text:style-name="T1">Mode 1 — Monthly SIP</text:span></text:span><text:span text:style-name="T1"> (runs every month automatically, no manual decision needed): Read </text:span><text:span text:style-name="Source_20_Text"><text:span text:style-name="T1">sipPct</text:span></text:span><text:span text:style-name="T1"> from the Google Sheet. Multiply each fund's </text:span><text:span text:style-name="Source_20_Text"><text:span text:style-name="T1">sipPct</text:span></text:span><text:span text:style-name="T1"> by your monthly SIP amount. </text:span><text:soft-page-break/><text:span text:style-name="T1">That's it. No drift calculation, no conviction weighting overriding the sheet allocation. The sheet is your strategy — honour it exactly. The only modulation you want here is a market-condition gate: if the index CVaR is critical (systemic risk halt already exists) or the Nifty 500 is at a 3-year NAV high (navPercentile3yr &gt; 0.85), flag those funds as "expensive — consider deferring" rather than overriding the allocation entirely.</text:span></text:p>
      <text:p text:style-name="P7"><text:span text:style-name="Strong_20_Emphasis"><text:span text:style-name="T1">Mode 2 — Opportunistic top-up</text:span></text:span><text:span text:style-name="T1"> (whenever you have lumpsum or want to deploy extra): This is where conviction scoring should drive decisions. Rank BUY-eligible funds by conviction score. Weight allocation by score. Cap any single fund at 3× its SIP percentage to prevent concentration. This is the "market situation" part you mentioned.</text:span></text:p>
      <text:p text:style-name="P7"><text:span text:style-name="Strong_20_Emphasis"><text:span text:style-name="T1">Mode 3 — Annual/Semi-annual rebalance</text:span></text:span><text:span text:style-name="T1"> (triggered manually, not daily): Compare actual vs </text:span><text:span text:style-name="Source_20_Text"><text:span text:style-name="T1">targetPortfolioPct</text:span></text:span><text:span text:style-name="T1"> across the whole portfolio. If any fund is &gt;5% off target (not 2.5%), suggest a trim/buy. Always run the TLH scan first. Always check if LTCG harvesting limit has headroom before triggering any exit. Produce a full rebalance plan: "sell ₹X of fund A (all LTCG, no tax), buy ₹X of fund B."</text:span></text:p>
      <text:p text:style-name="P7"><text:span text:style-name="Strong_20_Emphasis"><text:span text:style-name="T1">What to add to the Google Sheet to support this:</text:span></text:span></text:p>
      <text:p text:style-name="P7"><text:span text:style-name="T1">Add a </text:span><text:span text:style-name="Source_20_Text"><text:span text:style-name="T1">mode</text:span></text:span><text:span text:style-name="T1"> column: </text:span><text:span text:style-name="Source_20_Text"><text:span text:style-name="T1">SIP_ONLY</text:span></text:span><text:span text:style-name="T1"> (follows Sip% every month, never exit unless DROPPED), </text:span><text:span text:style-name="Source_20_Text"><text:span text:style-name="T1">CORE</text:span></text:span><text:span text:style-name="T1"> (like SIP_ONLY but also participates in rebalance mode), </text:span><text:span text:style-name="Source_20_Text"><text:span text:style-name="T1">SATELLITE</text:span></text:span><text:span text:style-name="T1"> (conviction-driven, can be sized up/down based on market). This gives you the flexibility of the sheet without the system trying to be clever about funds you just want to DCA into indefinitely.</text:span></text:p>
      <text:p text:style-name="P7"><text:span text:style-name="Strong_20_Emphasis"><text:span text:style-name="T1">Concrete backend changes to implement this:</text:span></text:span></text:p>
      <text:p text:style-name="P7"><text:span text:style-name="T1">In </text:span><text:span text:style-name="Source_20_Text"><text:span text:style-name="T1">GoogleSheetService</text:span></text:span><text:span text:style-name="T1">, read the </text:span><text:span text:style-name="Source_20_Text"><text:span text:style-name="T1">mode</text:span></text:span><text:span text:style-name="T1"> column into </text:span><text:span text:style-name="Source_20_Text"><text:span text:style-name="T1">StrategyTarget</text:span></text:span><text:span text:style-name="T1">. Add a </text:span><text:span text:style-name="Source_20_Text"><text:span text:style-name="T1">mode</text:span></text:span><text:span text:style-name="T1"> field: </text:span><text:span text:style-name="Source_20_Text"><text:span text:style-name="T1">String mode</text:span></text:span><text:span text:style-name="T1"> with values </text:span><text:span text:style-name="Source_20_Text"><text:span text:style-name="T1">SIP_ONLY | CORE | SATELLITE | DROPPED</text:span></text:span><text:span text:style-name="T1">.</text:span></text:p>
      <text:p text:style-name="P7"><text:span text:style-name="T1">Create a new </text:span><text:span text:style-name="Source_20_Text"><text:span text:style-name="T1">SipDeploymentService</text:span></text:span><text:span text:style-name="T1"> separate from </text:span><text:span text:style-name="Source_20_Text"><text:span text:style-name="T1">PortfolioOrchestrator</text:span></text:span><text:span text:style-name="T1">:</text:span></text:p>
      <text:p text:style-name="P4">java</text:p>
      <text:p text:style-name="P8"><text:span text:style-name="Source_20_Text"><text:span text:style-name="T2">public</text:span></text:span><text:span text:style-name="Source_20_Text"><text:span text:style-name="T3"> </text:span></text:span><text:span text:style-name="Source_20_Text"><text:span text:style-name="T4">List</text:span></text:span><text:span text:style-name="Source_20_Text"><text:span text:style-name="T5">&lt;</text:span></text:span><text:span text:style-name="Source_20_Text"><text:span text:style-name="T4">SipLineItem</text:span></text:span><text:span text:style-name="Source_20_Text"><text:span text:style-name="T5">&gt;</text:span></text:span><text:span text:style-name="Source_20_Text"><text:span text:style-name="T3"> </text:span></text:span><text:span text:style-name="Source_20_Text"><text:span text:style-name="T6">computeMonthlySip</text:span></text:span><text:span text:style-name="Source_20_Text"><text:span text:style-name="T5">(</text:span></text:span><text:span text:style-name="Source_20_Text"><text:span text:style-name="T4">String</text:span></text:span><text:span text:style-name="Source_20_Text"><text:span text:style-name="T3"> pan</text:span></text:span><text:span text:style-name="Source_20_Text"><text:span text:style-name="T5">,</text:span></text:span><text:span text:style-name="Source_20_Text"><text:span text:style-name="T3"> </text:span></text:span><text:span text:style-name="Source_20_Text"><text:span text:style-name="T2">double</text:span></text:span><text:span text:style-name="Source_20_Text"><text:span text:style-name="T3"> sipAmount</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4"/></text:span></text:span><text:span text:style-name="Source_20_Text"><text:span text:style-name="T4">List</text:span></text:span><text:span text:style-name="Source_20_Text"><text:span text:style-name="T5">&lt;</text:span></text:span><text:span text:style-name="Source_20_Text"><text:span text:style-name="T4">StrategyTarget</text:span></text:span><text:span text:style-name="Source_20_Text"><text:span text:style-name="T5">&gt;</text:span></text:span><text:span text:style-name="Source_20_Text"><text:span text:style-name="T3"> targets = strategyService</text:span></text:span><text:span text:style-name="Source_20_Text"><text:span text:style-name="T5">.</text:span></text:span><text:span text:style-name="Source_20_Text"><text:span text:style-name="T6">fetchLatestStrategy</text:span></text:span><text:span text:style-name="Source_20_Text"><text:span text:style-name="T5">();</text:span></text:span></text:p>
      <text:p text:style-name="P8"><text:span text:style-name="Source_20_Text"><text:span text:style-name="T7"><text:s text:c="4"/></text:span></text:span><text:span text:style-name="Source_20_Text"><text:span text:style-name="T2">return</text:span></text:span><text:span text:style-name="Source_20_Text"><text:span text:style-name="T3"> targets</text:span></text:span><text:span text:style-name="Source_20_Text"><text:span text:style-name="T5">.</text:span></text:span><text:span text:style-name="Source_20_Text"><text:span text:style-name="T6">stream</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filter</text:span></text:span><text:span text:style-name="Source_20_Text"><text:span text:style-name="T5">(</text:span></text:span><text:span text:style-name="Source_20_Text"><text:span text:style-name="T3">t -&gt; t</text:span></text:span><text:span text:style-name="Source_20_Text"><text:span text:style-name="T5">.</text:span></text:span><text:span text:style-name="Source_20_Text"><text:span text:style-name="T6">sipPct</text:span></text:span><text:span text:style-name="Source_20_Text"><text:span text:style-name="T5">()</text:span></text:span><text:span text:style-name="Source_20_Text"><text:span text:style-name="T3"> &gt; </text:span></text:span><text:span text:style-name="Source_20_Text"><text:span text:style-name="T8">0</text:span></text:span><text:span text:style-name="Source_20_Text"><text:span text:style-name="T3"> &amp;&amp; !</text:span></text:span><text:span text:style-name="Source_20_Text"><text:span text:style-name="T9">"DROPPED"</text:span></text:span><text:span text:style-name="Source_20_Text"><text:span text:style-name="T5">.</text:span></text:span><text:span text:style-name="Source_20_Text"><text:span text:style-name="T6">equals</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tatus</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map</text:span></text:span><text:span text:style-name="Source_20_Text"><text:span text:style-name="T5">(</text:span></text:span><text:span text:style-name="Source_20_Text"><text:span text:style-name="T3">t -&gt; </text:span></text:span><text:span text:style-name="Source_20_Text"><text:span text:style-name="T5">{</text:span></text:span></text:p>
      <text:p text:style-name="P8"><text:span text:style-name="Source_20_Text"><text:span text:style-name="T7"><text:s text:c="12"/></text:span></text:span><text:span text:style-name="Source_20_Text"><text:span text:style-name="T2">double</text:span></text:span><text:span text:style-name="Source_20_Text"><text:span text:style-name="T3"> amount = </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ipPct</text:span></text:span><text:span text:style-name="Source_20_Text"><text:span text:style-name="T5">()</text:span></text:span><text:span text:style-name="Source_20_Text"><text:span text:style-name="T3"> / </text:span></text:span><text:span text:style-name="Source_20_Text"><text:span text:style-name="T8">100.0</text:span></text:span><text:span text:style-name="Source_20_Text"><text:span text:style-name="T5">)</text:span></text:span><text:span text:style-name="Source_20_Text"><text:span text:style-name="T3"> * sipAmount</text:span></text:span><text:span text:style-name="Source_20_Text"><text:span text:style-name="T5">;</text:span></text:span></text:p>
      <text:p text:style-name="P8"><text:span text:style-name="Source_20_Text"><text:span text:style-name="T7"><text:s text:c="12"/></text:span></text:span><text:span text:style-name="Source_20_Text"><text:span text:style-name="T4">MarketMetrics</text:span></text:span><text:span text:style-name="Source_20_Text"><text:span text:style-name="T3"> m = metricsMap</text:span></text:span><text:span text:style-name="Source_20_Text"><text:span text:style-name="T5">.</text:span></text:span><text:span text:style-name="Source_20_Text"><text:span text:style-name="T6">get</text:span></text:span><text:span text:style-name="Source_20_Text"><text:span text:style-name="T5">(</text:span></text:span><text:span text:style-name="Source_20_Text"><text:span text:style-name="T6">amfiCodeFor</text:span></text:span><text:span text:style-name="Source_20_Text"><text:span text:style-name="T5">(</text:span></text:span><text:span text:style-name="Source_20_Text"><text:span text:style-name="T3">t</text:span></text:span><text:span text:style-name="Source_20_Text"><text:span text:style-name="T5">));</text:span></text:span></text:p>
      <text:p text:style-name="P8"><text:span text:style-name="Source_20_Text"><text:span text:style-name="T7"><text:s text:c="12"/></text:span></text:span><text:span text:style-name="Source_20_Text"><text:span text:style-name="T2">boolean</text:span></text:span><text:span text:style-name="Source_20_Text"><text:span text:style-name="T3"> isExpensive = m != </text:span></text:span><text:span text:style-name="Source_20_Text"><text:span text:style-name="T2">null</text:span></text:span><text:span text:style-name="Source_20_Text"><text:span text:style-name="T3"> &amp;&amp; m</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 &gt; </text:span></text:span><text:span text:style-name="Source_20_Text"><text:span text:style-name="T8">0.85</text:span></text:span><text:span text:style-name="Source_20_Text"><text:span text:style-name="T5">;</text:span></text:span></text:p>
      <text:p text:style-name="P8"><text:span text:style-name="Source_20_Text"><text:span text:style-name="T7"><text:s text:c="12"/></text:span></text:span><text:span text:style-name="Source_20_Text"><text:span text:style-name="T4">String</text:span></text:span><text:span text:style-name="Source_20_Text"><text:span text:style-name="T3"> flag = isExpensive ? </text:span></text:span><text:span text:style-name="Source_20_Text"><text:span text:style-name="T9">"CAUTION_HIGH_NAV"</text:span></text:span><text:span text:style-name="Source_20_Text"><text:span text:style-name="T3"> : </text:span></text:span><text:span text:style-name="Source_20_Text"><text:span text:style-name="T9">"DEPLOY"</text:span></text:span><text:span text:style-name="Source_20_Text"><text:span text:style-name="T5">;</text:span></text:span></text:p>
      <text:p text:style-name="P8"><text:span text:style-name="Source_20_Text"><text:span text:style-name="T7"><text:s text:c="12"/></text:span></text:span><text:span text:style-name="Source_20_Text"><text:span text:style-name="T2">return</text:span></text:span><text:span text:style-name="Source_20_Text"><text:span text:style-name="T3"> </text:span></text:span><text:span text:style-name="Source_20_Text"><text:span text:style-name="T2">new</text:span></text:span><text:span text:style-name="Source_20_Text"><text:span text:style-name="T3"> </text:span></text:span><text:span text:style-name="Source_20_Text"><text:span text:style-name="T4">SipLineItem</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chemeName</text:span></text:span><text:span text:style-name="Source_20_Text"><text:span text:style-name="T5">(),</text:span></text:span><text:span text:style-name="Source_20_Text"><text:span text:style-name="T3"> amount</text:span></text:span><text:span text:style-name="Source_20_Text"><text:span text:style-name="T5">,</text:span></text:span><text:span text:style-name="Source_20_Text"><text:span text:style-name="T3"> t</text:span></text:span><text:span text:style-name="Source_20_Text"><text:span text:style-name="T5">.</text:span></text:span><text:span text:style-name="Source_20_Text"><text:span text:style-name="T6">sipPct</text:span></text:span><text:span text:style-name="Source_20_Text"><text:span text:style-name="T5">(),</text:span></text:span><text:span text:style-name="Source_20_Text"><text:span text:style-name="T3"> flag</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collect</text:span></text:span><text:span text:style-name="Source_20_Text"><text:span text:style-name="T5">(</text:span></text:span><text:span text:style-name="Source_20_Text"><text:span text:style-name="T4">Collectors</text:span></text:span><text:span text:style-name="Source_20_Text"><text:span text:style-name="T5">.</text:span></text:span><text:span text:style-name="Source_20_Text"><text:span text:style-name="T6">toList</text:span></text:span><text:span text:style-name="Source_20_Text"><text:span text:style-name="T5">());</text:span></text:span></text:p>
      <text:p text:style-name="P9"><text:span text:style-name="Source_20_Text"><text:span text:style-name="T5">}</text:span></text:span></text:p>
      <text:p text:style-name="P7"><text:span text:style-name="T1">Expose this as </text:span><text:span text:style-name="Source_20_Text"><text:span text:style-name="T1">GET /api/portfolio/{pan}/sip-plan?amount=75000</text:span></text:span><text:span text:style-name="T1">. The frontend "Today" tab on SIP day calls this instead of the full tactical signal pipeline. It's fast (no conviction recalculation), deterministic (just math on the sheet), and always correct.</text:span></text:p>
      <text:p text:style-name="P7"><text:soft-page-break/><text:span text:style-name="T1">Keep </text:span><text:span text:style-name="Source_20_Text"><text:span text:style-name="T1">generateDailySignals()</text:span></text:span><text:span text:style-name="T1"> for the opportunistic top-up mode (rename it </text:span><text:span text:style-name="Source_20_Text"><text:span text:style-name="T1">generateOpportunisticSignals()</text:span></text:span><text:span text:style-name="T1">) and the manual rebalance endpoint.</text:span></text:p>
      <text:p text:style-name="P7"><text:span text:style-name="Strong_20_Emphasis"><text:span text:style-name="T1">Add a </text:span></text:span><text:span text:style-name="Source_20_Text"><text:span text:style-name="T1">rebalance-due</text:span></text:span><text:span text:style-name="Strong_20_Emphasis"><text:span text:style-name="T1"> flag</text:span></text:span><text:span text:style-name="T1"> to the portfolio summary: compare the last recorded rebalance date (store it in a simple </text:span><text:span text:style-name="Source_20_Text"><text:span text:style-name="T1">portfolio_events</text:span></text:span><text:span text:style-name="T1"> table) to today. If it's been more than 180 days, show a banner in the UI: "Rebalance check due — last done X months ago." This turns yearly rebalancing from something you have to remember into something the system reminds you about.</text:span></text:p>
      <text:p text:style-name="P5"/>
      <text:h text:style-name="P6" text:outline-level="2">Additional metrics worth adding</text:h>
      <text:p text:style-name="P7"><text:span text:style-name="Strong_20_Emphasis"><text:span text:style-name="T1">Rolling 12-month contribution vs growth split</text:span></text:span><text:span text:style-name="T1"> — of your current portfolio value, what percentage came from SIP contributions vs market returns? This is the most motivating metric for a long-term SIP investor and it's fully computable from your transaction history and current NAV. </text:span><text:span text:style-name="Source_20_Text"><text:span text:style-name="T1">total contributions = sum of all BUY amounts</text:span></text:span><text:span text:style-name="T1">. </text:span><text:span text:style-name="Source_20_Text"><text:span text:style-name="T1">growth = currentValue - total contributions</text:span></text:span><text:span text:style-name="T1">. Display it as a stacked bar on the Portfolio tab.</text:span></text:p>
      <text:p text:style-name="P7"><text:span text:style-name="Strong_20_Emphasis"><text:span text:style-name="T1">SIP consistency score</text:span></text:span><text:span text:style-name="T1"> — for each fund, how many of the last 12 months had a buy transaction? A fund you've been SIPing into for 36 straight months is a different kind of holding than one you topped up twice. This surfaces which funds are true DCA positions vs ad-hoc additions.</text:span></text:p>
      <text:p text:style-name="P7"><text:span text:style-name="Strong_20_Emphasis"><text:span text:style-name="T1">Cost averaging effectiveness</text:span></text:span><text:span text:style-name="T1"> — compare your average cost NAV to what a lump-sum investment on the same start date would have cost. This is what tells you whether DCA actually helped you in this fund. </text:span><text:span text:style-name="Source_20_Text"><text:span text:style-name="T1">avg cost = totalInvested / totalUnits</text:span></text:span><text:span text:style-name="T1">. </text:span><text:span text:style-name="Source_20_Text"><text:span text:style-name="T1">lumpsum cost = NAV on first buy date</text:span></text:span><text:span text:style-name="T1">. If </text:span><text:span text:style-name="Source_20_Text"><text:span text:style-name="T1">lumpsum cost &gt; avg cost</text:span></text:span><text:span text:style-name="T1">, DCA worked in your favour on this fund.</text:span></text:p>
      <text:p text:style-name="P7"><text:span text:style-name="Strong_20_Emphasis"><text:span text:style-name="T1">LTCG clock per fund</text:span></text:span><text:span text:style-name="T1"> — the percentage of your investment in each fund that has crossed the 1-year threshold. A fund at 90% LTCG is very different from one at 20% when making exit decisions. This is derivable from </text:span><text:span text:style-name="Source_20_Text"><text:span text:style-name="T1">aggregateLots()</text:span></text:span><text:span text:style-name="T1"> data you already compute — just surface </text:span><text:span text:style-name="Source_20_Text"><text:span text:style-name="T1">ltcgValue / (ltcgValue + stcgValue)</text:span></text:span><text:span text:style-name="T1"> as a percentage per fund.</text:span></text:p>
      <text:p text:style-name="P7"><text:span text:style-name="Strong_20_Emphasis"><text:span text:style-name="T1">Expense ratio drag</text:span></text:span><text:span text:style-name="T1"> — you're fetching </text:span><text:span text:style-name="Source_20_Text"><text:span text:style-name="T1">expense_ratio</text:span></text:span><text:span text:style-name="T1"> from </text:span><text:span text:style-name="Source_20_Text"><text:span text:style-name="T1">metrics_engine.py</text:span></text:span><text:span text:style-name="T1"> but never displaying it. For index funds especially, a 0.1% vs 0.5% expense ratio compounds significantly over 10 years. Show it per fund in the detail view alongside XIRR — "your 14.2% XIRR is net of 0.15% expense ratio." This is educational and genuinely useful when comparing two similar index funds.</text:span></text:p>
      <text:p text:style-name="P10">Kotak Nifty 100 Equal Weight Index Fund Direct Plan - GrowthINF174KA1TY2Equitydropped9.7313481.035131170.47060.00%10.08%0ICICI Prudential Nifty200 Value 30 Index Fund - Direct Plan - GrowthINF109KC13X2Equitystrategy10.559718.182102526.820116.00%7.88%10.6666666Edelweiss Nifty500 Multicap Momentum Quality 50 Index Fund - Direct Plan GrowthINF754K01TN5Equitystrategy8.2616486.377136177.47414.00%10.47%9.3333332Parag Parikh Flexi Cap Fund - Direct Plan GrowthINF879O01027Equitycore86.522684.142232231.965820.93%17.85%23.99973319Motilal Oswal Nifty Midcap 150 Index Fund - Direct Plan GrowthINF247L01916Equitydropped35.872540.2391118.05010.00%7.00%0NIPPON INDIA <text:soft-page-break/>CONSUMPTION FUND - DIRECT PLAN GROWTH PLAN - GROWTH OPTIONINF204K01G52Equitydropped191.1532.0576127.695550.00%0.47%0Mirae Asset Healthcare Fund - Direct PlanINF769K01ED6Equitydropped41.96174.2567311.781760.00%0.56%0ICICI Prudential Infrastructure Fund - Direct Plan - GrowthINF109K018M4Equitydropped197.9935.1766964.496240.00%0.54%0Tata Small Cap Fund - Direct Plan - GrowthINF277K011O1Equitydropped35.96264.8419523.682360.00%0.73%0NIPPON INDIA SMALL CAP FUND - DIRECT GROWTH PLAN GROWTH OPTIONINF204K01K15Equitysatellite169.94429.38372969.347025.00%5.61%6.666666Motilal Oswal Nifty Microcap 250 Index Fund - Direct Plan GrowthINF247L01BQ9Equitydropped14.541562.64222720.814680.00%1.75%0Motilal Oswal NASDAQ100 ETFForeign ETFaccumulator239210.866817250397.16930.00%3.87%0ICICI Prudential Gilt Fund - Direct Plan - Growth (formerly ICICI Prudential LT Gilt Fund, erstwhile Gilt Fund - Investment Plan - PFINF109K018C5Debtdropped111.231013.685112752.18260.00%8.67%0ICICI Prudential Corporate Bond Fund - Direct Plan - GrowthINF109K016B1Debtdropped32.413587.83116281.57030.00%8.94%0NIPPON INDIA INDEX FUND - NIFTY 50 PLAN - DIRECT GROWTH PLAN GROWTH OPTIONINF204K01H36Equitydropped38.58727.54328068.608940.00%2.16%0SBI Large &amp; Midcap Fund Direct GrowthINF200K01UJ5Equitydropped639.178.275285.93590.00%0.41%0ICICI Prudential Nifty LargeMidcap 250 Index Fund - Direct Plan - GrowthINF109KC12U0Equitycore11.1310122.016112658.038129.07%8.66%33.33359981Motilal Oswal Gold and Silver Passive Fund of Funds - Direct GrowthINF247L01BM8Metal ETFaccumulator30.52787.57924036.911085.00%1.85%0SBI Contra Fund - Direct Plan - GrowthINF200K01RA0Equitydropped352.2823.6838343.047240.00%0.64%0Invesco India Arbitrage Fund - Direct Plan GrowthINF205K01KR8Equityrebalancer36.24667.38324185.9599210.00%1.86%16</text:p>
      <text:p text:style-name="P4">This is how my google sheet allocation csv looks, it has status where i have mentioned dropped funds, accumulator which is not part of sip, but i'd like to invest on market basis as hedge. strategy is funds i m hoping to capture alpha and minimise beta. satellite is for small cap diversification, rebalancer to use as liquidity to save wealth and useable for channel funds to when market is booming and also to invest on funds when its down. and finally core is my funds i believe i can invest for long term. now how can i translate this into our application.</text:p>
      <text:p text:style-name="P11">10:40 pm</text:p>
      <text:p text:style-name="P10">Let me parse this data carefully first.</text:p>
      <text:p text:style-name="P4">Ran 3 commands</text:p>
      <text:p text:style-name="P10">Now I have a clear, complete picture of your portfolio. This is very revealing. Let me lay out the full analysis and then the implementation plan.</text:p>
      <text:p text:style-name="P5"/>
      <text:h text:style-name="P6" text:outline-level="2"><text:soft-page-break/>What your portfolio actually looks like right now</text:h>
      <text:p text:style-name="P4">A few things stand out immediately from the numbers:</text:p>
      <text:p text:style-name="P7"><text:span text:style-name="Strong_20_Emphasis"><text:span text:style-name="T1">42.7% of your portfolio (₹5.4L) is in dropped funds you haven't exited yet.</text:span></text:span><text:span text:style-name="T1"> Kotak Nifty 100 Equal Weight (₹1.3L), the two debt funds — Gilt and Corporate Bond (₹2.3L combined), Motilal Midcap 150 (₹91K), and Nifty 50 (₹28K) are the big ones. This is real drag — capital that isn't working toward your strategy.</text:span></text:p>
      <text:p text:style-name="P7"><text:span text:style-name="Strong_20_Emphasis"><text:span text:style-name="T1">Your two core funds are severely underweight vs target.</text:span></text:span><text:span text:style-name="T1"> ICICI LargeMidcap 250 is at 8.66% actual vs 29.07% target — a -20.4% gap. Parag Parikh is at 17.85% vs 20.93% target. Combined, your core is ₹3.4L short of where it should be.</text:span></text:p>
      <text:p text:style-name="P7"><text:span text:style-name="Strong_20_Emphasis"><text:span text:style-name="T1">Your rebalancer (Invesco Arbitrage) is at 1.86% vs 10% target</text:span></text:span><text:span text:style-name="T1"> — massively underweight. This matters because your rebalancer is supposed to be your dry powder for opportunistic moves.</text:span></text:p>
      <text:p text:style-name="P7"><text:span text:style-name="Strong_20_Emphasis"><text:span text:style-name="T1">SIP percentages sum cleanly to 100%</text:span></text:span><text:span text:style-name="T1"> across 6 funds — this is a well-structured SIP plan. The system should just follow it exactly every month.</text:span></text:p>
      <text:p text:style-name="P5"/>
      <text:h text:style-name="P6" text:outline-level="2">The five statuses — what each one means for the application</text:h>
      <text:p text:style-name="P4">Here's how to translate your mental model directly into backend logic:</text:p>
      <text:section text:style-name="Sect1" text:name="mcp-app-placeholder-toolu_01PU1xzhSq179fHCHHQ56M2p">
        <text:p text:style-name="P12"/>
      </text:section>
      <text:section text:style-name="Sect1" text:name="mcp-app-container-toolu_01PU1xzhSq179fHCHHQ56M2p">
        <text:p text:style-name="P3"><text:soft-page-break/><draw:frame draw:style-name="fr1" draw:name="Object6" text:anchor-type="as-char" svg:width="17cm" style:rel-width="100%" svg:height="15.69cm" draw:z-index="2"><draw:floating-frame xlink:href="https://aa4bb9ffcc2a9942db92dfd100bd3aeb.claudemcpcontent.com/mcp_apps?connect-src=https%3A%2F%2Fesm.sh+https%3A%2F%2Fcdnjs.cloudflare.com+https%3A%2F%2Fcdn.jsdelivr.net+https%3A%2F%2Funpkg.com&amp;resource-src=https%3A%2F%2Fesm.sh+https%3A%2F%2Fcdnjs.cloudflare.com+https%3A%2F%2Fcdn.jsdelivr.net+https%3A%2F%2Funpkg.com+https%3A%2F%2Fassets.claude.ai&amp;dev=true" xlink:type="simple" xlink:show="embed" xlink:actuate="onLoad"/><svg:desc>OLE object</svg:desc></draw:frame></text:p>
      </text:section>
      <text:p text:style-name="P5"/>
      <text:h text:style-name="P6" text:outline-level="2">What needs to change in the system</text:h>
      <text:h text:style-name="P13" text:outline-level="3"><text:span text:style-name="T1">1. Add </text:span><text:span text:style-name="Source_20_Text"><text:span text:style-name="T1">mode</text:span></text:span><text:span text:style-name="T1"> to </text:span><text:span text:style-name="Source_20_Text"><text:span text:style-name="T1">StrategyTarget</text:span></text:span><text:span text:style-name="T1"> and read it from the sheet</text:span></text:h>
      <text:p text:style-name="P7"><text:span text:style-name="T1">Your sheet already has a status column with </text:span><text:span text:style-name="Source_20_Text"><text:span text:style-name="T1">core</text:span></text:span><text:span text:style-name="T1">, </text:span><text:span text:style-name="Source_20_Text"><text:span text:style-name="T1">strategy</text:span></text:span><text:span text:style-name="T1">, </text:span><text:span text:style-name="Source_20_Text"><text:span text:style-name="T1">satellite</text:span></text:span><text:span text:style-name="T1">, </text:span><text:span text:style-name="Source_20_Text"><text:span text:style-name="T1">accumulator</text:span></text:span><text:span text:style-name="T1">, </text:span><text:span text:style-name="Source_20_Text"><text:span text:style-name="T1">rebalancer</text:span></text:span><text:span text:style-name="T1">, </text:span><text:span text:style-name="Source_20_Text"><text:span text:style-name="T1">dropped</text:span></text:span><text:span text:style-name="T1">. The current code has a </text:span><text:span text:style-name="Source_20_Text"><text:span text:style-name="T1">status</text:span></text:span><text:span text:style-name="T1"> field in </text:span><text:span text:style-name="Source_20_Text"><text:span text:style-name="T1">StrategyTarget</text:span></text:span><text:span text:style-name="T1"> but it only distinguishes </text:span><text:span text:style-name="Source_20_Text"><text:span text:style-name="T1">DROPPED</text:span></text:span><text:span text:style-name="T1"> vs </text:span><text:span text:style-name="Source_20_Text"><text:span text:style-name="T1">ACTIVE</text:span></text:span><text:span text:style-name="T1">. It needs to carry all five active modes through.</text:span></text:p>
      <text:p text:style-name="P7"><text:span text:style-name="T1">In </text:span><text:span text:style-name="Source_20_Text"><text:span text:style-name="T1">StrategyTarget.java</text:span></text:span><text:span text:style-name="T1">, the record already has </text:span><text:span text:style-name="Source_20_Text"><text:span text:style-name="T1">String status</text:span></text:span><text:span text:style-name="T1"> — it just needs to be used properly downstream. In </text:span><text:span text:style-name="Source_20_Text"><text:span text:style-name="T1">GoogleSheetService</text:span></text:span><text:span text:style-name="T1">, the status column is already being read. So this part is mostly already there. The issue is that </text:span><text:span text:style-name="Source_20_Text"><text:span text:style-name="T1">RebalanceEngine</text:span></text:span><text:span text:style-name="T1"> and </text:span><text:span text:style-name="Source_20_Text"><text:span text:style-name="T1">PortfolioOrchestrator</text:span></text:span><text:span text:style-name="T1"> only check for </text:span><text:span text:style-name="Source_20_Text"><text:span text:style-name="T1">"DROPPED"</text:span></text:span><text:span text:style-name="T1"> and ignore everything else.</text:span></text:p>
      <text:h text:style-name="P13" text:outline-level="3"><text:span text:style-name="T1">2. Split </text:span><text:span text:style-name="Source_20_Text"><text:span text:style-name="T1">generateDailySignals()</text:span></text:span><text:span text:style-name="T1"> into three separate methods</text:span></text:h>
      <text:p text:style-name="P4">Currently one method handles all cases. You need three clearly separated paths:</text:p>
      <text:p text:style-name="P7"><text:soft-page-break/><text:span text:style-name="Source_20_Text"><text:span text:style-name="T1">computeSipPlan(pan, sipAmount)</text:span></text:span><text:span text:style-name="T1"> — pure sheet execution, no market logic:</text:span></text:p>
      <text:p text:style-name="P4">java</text:p>
      <text:p text:style-name="P8"><text:span text:style-name="Source_20_Text"><text:span text:style-name="T2">public</text:span></text:span><text:span text:style-name="Source_20_Text"><text:span text:style-name="T3"> </text:span></text:span><text:span text:style-name="Source_20_Text"><text:span text:style-name="T4">List</text:span></text:span><text:span text:style-name="Source_20_Text"><text:span text:style-name="T5">&lt;</text:span></text:span><text:span text:style-name="Source_20_Text"><text:span text:style-name="T4">SipLineItem</text:span></text:span><text:span text:style-name="Source_20_Text"><text:span text:style-name="T5">&gt;</text:span></text:span><text:span text:style-name="Source_20_Text"><text:span text:style-name="T3"> </text:span></text:span><text:span text:style-name="Source_20_Text"><text:span text:style-name="T6">computeSipPlan</text:span></text:span><text:span text:style-name="Source_20_Text"><text:span text:style-name="T5">(</text:span></text:span><text:span text:style-name="Source_20_Text"><text:span text:style-name="T4">String</text:span></text:span><text:span text:style-name="Source_20_Text"><text:span text:style-name="T3"> pan</text:span></text:span><text:span text:style-name="Source_20_Text"><text:span text:style-name="T5">,</text:span></text:span><text:span text:style-name="Source_20_Text"><text:span text:style-name="T3"> </text:span></text:span><text:span text:style-name="Source_20_Text"><text:span text:style-name="T2">double</text:span></text:span><text:span text:style-name="Source_20_Text"><text:span text:style-name="T3"> sipAmount</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4"/></text:span></text:span><text:span text:style-name="Source_20_Text"><text:span text:style-name="T4">List</text:span></text:span><text:span text:style-name="Source_20_Text"><text:span text:style-name="T5">&lt;</text:span></text:span><text:span text:style-name="Source_20_Text"><text:span text:style-name="T4">StrategyTarget</text:span></text:span><text:span text:style-name="Source_20_Text"><text:span text:style-name="T5">&gt;</text:span></text:span><text:span text:style-name="Source_20_Text"><text:span text:style-name="T3"> targets = strategyService</text:span></text:span><text:span text:style-name="Source_20_Text"><text:span text:style-name="T5">.</text:span></text:span><text:span text:style-name="Source_20_Text"><text:span text:style-name="T6">fetchLatestStrategy</text:span></text:span><text:span text:style-name="Source_20_Text"><text:span text:style-name="T5">();</text:span></text:span></text:p>
      <text:p text:style-name="P8"><text:span text:style-name="Source_20_Text"><text:span text:style-name="T7"><text:s text:c="4"/></text:span></text:span><text:span text:style-name="Source_20_Text"><text:span text:style-name="T4">Map</text:span></text:span><text:span text:style-name="Source_20_Text"><text:span text:style-name="T5">&lt;</text:span></text:span><text:span text:style-name="Source_20_Text"><text:span text:style-name="T4">String</text:span></text:span><text:span text:style-name="Source_20_Text"><text:span text:style-name="T5">,</text:span></text:span><text:span text:style-name="Source_20_Text"><text:span text:style-name="T3"> </text:span></text:span><text:span text:style-name="Source_20_Text"><text:span text:style-name="T4">MarketMetrics</text:span></text:span><text:span text:style-name="Source_20_Text"><text:span text:style-name="T5">&gt;</text:span></text:span><text:span text:style-name="Source_20_Text"><text:span text:style-name="T3"> metrics = </text:span></text:span><text:span text:style-name="Source_20_Text"><text:span text:style-name="T6">fetchLiveMetricsMap</text:span></text:span><text:span text:style-name="Source_20_Text"><text:span text:style-name="T5">(</text:span></text:span><text:span text:style-name="Source_20_Text"><text:span text:style-name="T3">pan</text:span></text:span><text:span text:style-name="Source_20_Text"><text:span text:style-name="T5">);</text:span></text:span></text:p>
      <text:p text:style-name="P14"/>
      <text:p text:style-name="P8"><text:span text:style-name="Source_20_Text"><text:span text:style-name="T7"><text:s text:c="4"/></text:span></text:span><text:span text:style-name="Source_20_Text"><text:span text:style-name="T2">return</text:span></text:span><text:span text:style-name="Source_20_Text"><text:span text:style-name="T3"> targets</text:span></text:span><text:span text:style-name="Source_20_Text"><text:span text:style-name="T5">.</text:span></text:span><text:span text:style-name="Source_20_Text"><text:span text:style-name="T6">stream</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filter</text:span></text:span><text:span text:style-name="Source_20_Text"><text:span text:style-name="T5">(</text:span></text:span><text:span text:style-name="Source_20_Text"><text:span text:style-name="T3">t -&gt; t</text:span></text:span><text:span text:style-name="Source_20_Text"><text:span text:style-name="T5">.</text:span></text:span><text:span text:style-name="Source_20_Text"><text:span text:style-name="T6">sipPct</text:span></text:span><text:span text:style-name="Source_20_Text"><text:span text:style-name="T5">()</text:span></text:span><text:span text:style-name="Source_20_Text"><text:span text:style-name="T3"> &gt; </text:span></text:span><text:span text:style-name="Source_20_Text"><text:span text:style-name="T8">0</text:span></text:span><text:span text:style-name="Source_20_Text"><text:span text:style-name="T3"> &amp;&amp; !</text:span></text:span><text:span text:style-name="Source_20_Text"><text:span text:style-name="T9">"dropped"</text:span></text:span><text:span text:style-name="Source_20_Text"><text:span text:style-name="T5">.</text:span></text:span><text:span text:style-name="Source_20_Text"><text:span text:style-name="T6">equalsIgnoreCase</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tatus</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map</text:span></text:span><text:span text:style-name="Source_20_Text"><text:span text:style-name="T5">(</text:span></text:span><text:span text:style-name="Source_20_Text"><text:span text:style-name="T3">t -&gt; </text:span></text:span><text:span text:style-name="Source_20_Text"><text:span text:style-name="T5">{</text:span></text:span></text:p>
      <text:p text:style-name="P8"><text:span text:style-name="Source_20_Text"><text:span text:style-name="T7"><text:s text:c="12"/></text:span></text:span><text:span text:style-name="Source_20_Text"><text:span text:style-name="T2">double</text:span></text:span><text:span text:style-name="Source_20_Text"><text:span text:style-name="T3"> amount = </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ipPct</text:span></text:span><text:span text:style-name="Source_20_Text"><text:span text:style-name="T5">()</text:span></text:span><text:span text:style-name="Source_20_Text"><text:span text:style-name="T3"> / </text:span></text:span><text:span text:style-name="Source_20_Text"><text:span text:style-name="T8">100.0</text:span></text:span><text:span text:style-name="Source_20_Text"><text:span text:style-name="T5">)</text:span></text:span><text:span text:style-name="Source_20_Text"><text:span text:style-name="T3"> * sipAmount</text:span></text:span><text:span text:style-name="Source_20_Text"><text:span text:style-name="T5">;</text:span></text:span></text:p>
      <text:p text:style-name="P8"><text:span text:style-name="Source_20_Text"><text:span text:style-name="T7"><text:s text:c="12"/></text:span></text:span><text:span text:style-name="Source_20_Text"><text:span text:style-name="T4">Scheme</text:span></text:span><text:span text:style-name="Source_20_Text"><text:span text:style-name="T3"> scheme = schemeRepository</text:span></text:span><text:span text:style-name="Source_20_Text"><text:span text:style-name="T5">.</text:span></text:span><text:span text:style-name="Source_20_Text"><text:span text:style-name="T6">findByIsin</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isin</text:span></text:span><text:span text:style-name="Source_20_Text"><text:span text:style-name="T5">()).</text:span></text:span><text:span text:style-name="Source_20_Text"><text:span text:style-name="T6">orElse</text:span></text:span><text:span text:style-name="Source_20_Text"><text:span text:style-name="T5">(</text:span></text:span><text:span text:style-name="Source_20_Text"><text:span text:style-name="T2">null</text:span></text:span><text:span text:style-name="Source_20_Text"><text:span text:style-name="T5">);</text:span></text:span></text:p>
      <text:p text:style-name="P8"><text:span text:style-name="Source_20_Text"><text:span text:style-name="T7"><text:s text:c="12"/></text:span></text:span><text:span text:style-name="Source_20_Text"><text:span text:style-name="T4">String</text:span></text:span><text:span text:style-name="Source_20_Text"><text:span text:style-name="T3"> amfiCode = scheme != </text:span></text:span><text:span text:style-name="Source_20_Text"><text:span text:style-name="T2">null</text:span></text:span><text:span text:style-name="Source_20_Text"><text:span text:style-name="T3"> ? scheme</text:span></text:span><text:span text:style-name="Source_20_Text"><text:span text:style-name="T5">.</text:span></text:span><text:span text:style-name="Source_20_Text"><text:span text:style-name="T6">getAmfiCode</text:span></text:span><text:span text:style-name="Source_20_Text"><text:span text:style-name="T5">()</text:span></text:span><text:span text:style-name="Source_20_Text"><text:span text:style-name="T3"> : </text:span></text:span><text:span text:style-name="Source_20_Text"><text:span text:style-name="T9">""</text:span></text:span><text:span text:style-name="Source_20_Text"><text:span text:style-name="T5">;</text:span></text:span></text:p>
      <text:p text:style-name="P8"><text:span text:style-name="Source_20_Text"><text:span text:style-name="T7"><text:s text:c="12"/></text:span></text:span><text:span text:style-name="Source_20_Text"><text:span text:style-name="T4">MarketMetrics</text:span></text:span><text:span text:style-name="Source_20_Text"><text:span text:style-name="T3"> m = metrics</text:span></text:span><text:span text:style-name="Source_20_Text"><text:span text:style-name="T5">.</text:span></text:span><text:span text:style-name="Source_20_Text"><text:span text:style-name="T6">getOrDefault</text:span></text:span><text:span text:style-name="Source_20_Text"><text:span text:style-name="T5">(</text:span></text:span><text:span text:style-name="Source_20_Text"><text:span text:style-name="T3">amfiCode</text:span></text:span><text:span text:style-name="Source_20_Text"><text:span text:style-name="T5">,</text:span></text:span><text:span text:style-name="Source_20_Text"><text:span text:style-name="T3"> </text:span></text:span><text:span text:style-name="Source_20_Text"><text:span text:style-name="T6">defaultMetrics</text:span></text:span><text:span text:style-name="Source_20_Text"><text:span text:style-name="T5">());</text:span></text:span></text:p>
      <text:p text:style-name="P14"/>
      <text:p text:style-name="P8"><text:span text:style-name="Source_20_Text"><text:span text:style-name="T7"><text:s text:c="12"/></text:span></text:span><text:span text:style-name="Source_20_Text"><text:span text:style-name="T10">// Only gate: if navPercentile &gt; 0.85, flag as expensive but still deploy</text:span></text:span></text:p>
      <text:p text:style-name="P8"><text:span text:style-name="Source_20_Text"><text:span text:style-name="T7"><text:s text:c="12"/></text:span></text:span><text:span text:style-name="Source_20_Text"><text:span text:style-name="T10">// (user decides — we just warn, never override the sheet)</text:span></text:span></text:p>
      <text:p text:style-name="P8"><text:span text:style-name="Source_20_Text"><text:span text:style-name="T7"><text:s text:c="12"/></text:span></text:span><text:span text:style-name="Source_20_Text"><text:span text:style-name="T4">String</text:span></text:span><text:span text:style-name="Source_20_Text"><text:span text:style-name="T3"> flag = m</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 &gt; </text:span></text:span><text:span text:style-name="Source_20_Text"><text:span text:style-name="T8">0.85</text:span></text:span><text:span text:style-name="Source_20_Text"><text:span text:style-name="T3"> ? </text:span></text:span><text:span text:style-name="Source_20_Text"><text:span text:style-name="T9">"CAUTION_EXPENSIVE"</text:span></text:span><text:span text:style-name="Source_20_Text"><text:span text:style-name="T3"> : </text:span></text:span><text:span text:style-name="Source_20_Text"><text:span text:style-name="T9">"DEPLOY"</text:span></text:span><text:span text:style-name="Source_20_Text"><text:span text:style-name="T5">;</text:span></text:span></text:p>
      <text:p text:style-name="P8"><text:span text:style-name="Source_20_Text"><text:span text:style-name="T7"><text:s text:c="12"/></text:span></text:span><text:span text:style-name="Source_20_Text"><text:span text:style-name="T4">String</text:span></text:span><text:span text:style-name="Source_20_Text"><text:span text:style-name="T3"> note = flag</text:span></text:span><text:span text:style-name="Source_20_Text"><text:span text:style-name="T5">.</text:span></text:span><text:span text:style-name="Source_20_Text"><text:span text:style-name="T6">equals</text:span></text:span><text:span text:style-name="Source_20_Text"><text:span text:style-name="T5">(</text:span></text:span><text:span text:style-name="Source_20_Text"><text:span text:style-name="T9">"CAUTION_EXPENSIVE"</text:span></text:span><text:span text:style-name="Source_20_Text"><text:span text:style-name="T5">)</text:span></text:span></text:p>
      <text:p text:style-name="P8"><text:span text:style-name="Source_20_Text"><text:span text:style-name="T7"><text:s text:c="16"/></text:span></text:span><text:span text:style-name="Source_20_Text"><text:span text:style-name="T3">? </text:span></text:span><text:span text:style-name="Source_20_Text"><text:span text:style-name="T9">"Fund at "</text:span></text:span><text:span text:style-name="Source_20_Text"><text:span text:style-name="T3"> + </text:span></text:span><text:span text:style-name="Source_20_Text"><text:span text:style-name="T4">Math</text:span></text:span><text:span text:style-name="Source_20_Text"><text:span text:style-name="T5">.</text:span></text:span><text:span text:style-name="Source_20_Text"><text:span text:style-name="T6">round</text:span></text:span><text:span text:style-name="Source_20_Text"><text:span text:style-name="T5">(</text:span></text:span><text:span text:style-name="Source_20_Text"><text:span text:style-name="T3">m</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text:span></text:span><text:span text:style-name="Source_20_Text"><text:span text:style-name="T8">100</text:span></text:span><text:span text:style-name="Source_20_Text"><text:span text:style-name="T5">)</text:span></text:span><text:span text:style-name="Source_20_Text"><text:span text:style-name="T3"> + </text:span></text:span><text:span text:style-name="Source_20_Text"><text:span text:style-name="T9">"% of 3yr range. Consider deferring."</text:span></text:span></text:p>
      <text:p text:style-name="P8"><text:span text:style-name="Source_20_Text"><text:span text:style-name="T7"><text:s text:c="16"/></text:span></text:span><text:span text:style-name="Source_20_Text"><text:span text:style-name="T3">: </text:span></text:span><text:span text:style-name="Source_20_Text"><text:span text:style-name="T9">"Deploy as per strategy."</text:span></text:span><text:span text:style-name="Source_20_Text"><text:span text:style-name="T5">;</text:span></text:span></text:p>
      <text:p text:style-name="P14"/>
      <text:p text:style-name="P8"><text:span text:style-name="Source_20_Text"><text:span text:style-name="T7"><text:s text:c="12"/></text:span></text:span><text:span text:style-name="Source_20_Text"><text:span text:style-name="T2">return</text:span></text:span><text:span text:style-name="Source_20_Text"><text:span text:style-name="T3"> </text:span></text:span><text:span text:style-name="Source_20_Text"><text:span text:style-name="T2">new</text:span></text:span><text:span text:style-name="Source_20_Text"><text:span text:style-name="T3"> </text:span></text:span><text:span text:style-name="Source_20_Text"><text:span text:style-name="T4">SipLineItem</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chemeName</text:span></text:span><text:span text:style-name="Source_20_Text"><text:span text:style-name="T5">(),</text:span></text:span><text:span text:style-name="Source_20_Text"><text:span text:style-name="T3"> t</text:span></text:span><text:span text:style-name="Source_20_Text"><text:span text:style-name="T5">.</text:span></text:span><text:span text:style-name="Source_20_Text"><text:span text:style-name="T6">isin</text:span></text:span><text:span text:style-name="Source_20_Text"><text:span text:style-name="T5">(),</text:span></text:span><text:span text:style-name="Source_20_Text"><text:span text:style-name="T3"> amfiCode</text:span></text:span><text:span text:style-name="Source_20_Text"><text:span text:style-name="T5">,</text:span></text:span></text:p>
      <text:p text:style-name="P8"><text:span text:style-name="Source_20_Text"><text:span text:style-name="T7"><text:s text:c="16"/></text:span></text:span><text:span text:style-name="Source_20_Text"><text:span text:style-name="T3">amount</text:span></text:span><text:span text:style-name="Source_20_Text"><text:span text:style-name="T5">,</text:span></text:span><text:span text:style-name="Source_20_Text"><text:span text:style-name="T3"> t</text:span></text:span><text:span text:style-name="Source_20_Text"><text:span text:style-name="T5">.</text:span></text:span><text:span text:style-name="Source_20_Text"><text:span text:style-name="T6">sipPct</text:span></text:span><text:span text:style-name="Source_20_Text"><text:span text:style-name="T5">(),</text:span></text:span><text:span text:style-name="Source_20_Text"><text:span text:style-name="T3"> t</text:span></text:span><text:span text:style-name="Source_20_Text"><text:span text:style-name="T5">.</text:span></text:span><text:span text:style-name="Source_20_Text"><text:span text:style-name="T6">status</text:span></text:span><text:span text:style-name="Source_20_Text"><text:span text:style-name="T5">(),</text:span></text:span><text:span text:style-name="Source_20_Text"><text:span text:style-name="T3"> flag</text:span></text:span><text:span text:style-name="Source_20_Text"><text:span text:style-name="T5">,</text:span></text:span><text:span text:style-name="Source_20_Text"><text:span text:style-name="T3"> note</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sorted</text:span></text:span><text:span text:style-name="Source_20_Text"><text:span text:style-name="T5">(</text:span></text:span><text:span text:style-name="Source_20_Text"><text:span text:style-name="T4">Comparator</text:span></text:span><text:span text:style-name="Source_20_Text"><text:span text:style-name="T5">.</text:span></text:span><text:span text:style-name="Source_20_Text"><text:span text:style-name="T6">comparingDouble</text:span></text:span><text:span text:style-name="Source_20_Text"><text:span text:style-name="T5">(</text:span></text:span><text:span text:style-name="Source_20_Text"><text:span text:style-name="T4">SipLineItem</text:span></text:span><text:span text:style-name="Source_20_Text"><text:span text:style-name="T3">::</text:span></text:span><text:span text:style-name="Source_20_Text"><text:span text:style-name="T6">amount</text:span></text:span><text:span text:style-name="Source_20_Text"><text:span text:style-name="T5">).</text:span></text:span><text:span text:style-name="Source_20_Text"><text:span text:style-name="T6">reversed</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collect</text:span></text:span><text:span text:style-name="Source_20_Text"><text:span text:style-name="T5">(</text:span></text:span><text:span text:style-name="Source_20_Text"><text:span text:style-name="T4">Collectors</text:span></text:span><text:span text:style-name="Source_20_Text"><text:span text:style-name="T5">.</text:span></text:span><text:span text:style-name="Source_20_Text"><text:span text:style-name="T6">toList</text:span></text:span><text:span text:style-name="Source_20_Text"><text:span text:style-name="T5">());</text:span></text:span></text:p>
      <text:p text:style-name="P9"><text:span text:style-name="Source_20_Text"><text:span text:style-name="T5">}</text:span></text:span></text:p>
      <text:p text:style-name="P7"><text:span text:style-name="Source_20_Text"><text:span text:style-name="T1">computeOpportunisticSignals(pan, lumpsum)</text:span></text:span><text:span text:style-name="T1"> — market-gated, conviction-driven, for accumulators and extra capital:</text:span></text:p>
      <text:p text:style-name="P4">java</text:p>
      <text:p text:style-name="P8"><text:span text:style-name="Source_20_Text"><text:span text:style-name="T10">// Accumulators: only generate BUY if navPercentile &lt; 0.40 (near 3yr low)</text:span></text:span></text:p>
      <text:p text:style-name="P8"><text:span text:style-name="Source_20_Text"><text:span text:style-name="T10">// Rebalancer deploy: if any core/strategy fund is &gt;5% underweight AND</text:span></text:span></text:p>
      <text:p text:style-name="P9"><text:span text:style-name="Source_20_Text"><text:span text:style-name="T10">// <text:s text:c="2"/>market index (Nifty 500) is NOT at a 3yr high → sell arbitrage, buy underweight</text:span></text:span></text:p>
      <text:p text:style-name="P7"><text:span text:style-name="Source_20_Text"><text:span text:style-name="T1">computeRebalancePlan(pan)</text:span></text:span><text:span text:style-name="T1"> — annual/semi-annual, full portfolio restructure:</text:span></text:p>
      <text:p text:style-name="P4">java</text:p>
      <text:p text:style-name="P8"><text:span text:style-name="Source_20_Text"><text:span text:style-name="T10">// Use targetPortfolioPct (not sipPct) to assess full drift</text:span></text:span></text:p>
      <text:p text:style-name="P8"><text:span text:style-name="Source_20_Text"><text:span text:style-name="T10">// Run TLH scan first</text:span></text:span></text:p>
      <text:p text:style-name="P8"><text:span text:style-name="Source_20_Text"><text:span text:style-name="T10">// LTCG limit check before any exits</text:span></text:span></text:p>
      <text:p text:style-name="P9"><text:span text:style-name="Source_20_Text"><text:span text:style-name="T10">// Produce ordered exit + buy sequence</text:span></text:span></text:p>
      <text:h text:style-name="P13" text:outline-level="3"><text:span text:style-name="T1">3. New </text:span><text:span text:style-name="Source_20_Text"><text:span text:style-name="T1">SipLineItem</text:span></text:span><text:span text:style-name="T1"> DTO</text:span></text:h>
      <text:p text:style-name="P7"><text:span text:style-name="T1">Create </text:span><text:span text:style-name="Source_20_Text"><text:span text:style-name="T1">cas-injector/src/main/java/com/oreki/cas_injector/rebalancing/dto/SipLineItem.java</text:span></text:span><text:span text:style-name="T1">:</text:span></text:p>
      <text:p text:style-name="P4"><text:soft-page-break/>java</text:p>
      <text:p text:style-name="P8"><text:span text:style-name="Source_20_Text"><text:span text:style-name="T2">public</text:span></text:span><text:span text:style-name="Source_20_Text"><text:span text:style-name="T3"> </text:span></text:span><text:span text:style-name="Source_20_Text"><text:span text:style-name="T2">record</text:span></text:span><text:span text:style-name="Source_20_Text"><text:span text:style-name="T3"> </text:span></text:span><text:span text:style-name="Source_20_Text"><text:span text:style-name="T4">SipLineItem</text:span></text:span><text:span text:style-name="Source_20_Text"><text:span text:style-name="T5">(</text:span></text:span></text:p>
      <text:p text:style-name="P8"><text:span text:style-name="Source_20_Text"><text:span text:style-name="T7"><text:s text:c="4"/></text:span></text:span><text:span text:style-name="Source_20_Text"><text:span text:style-name="T4">String</text:span></text:span><text:span text:style-name="Source_20_Text"><text:span text:style-name="T3"> schemeName</text:span></text:span><text:span text:style-name="Source_20_Text"><text:span text:style-name="T5">,</text:span></text:span></text:p>
      <text:p text:style-name="P8"><text:span text:style-name="Source_20_Text"><text:span text:style-name="T7"><text:s text:c="4"/></text:span></text:span><text:span text:style-name="Source_20_Text"><text:span text:style-name="T4">String</text:span></text:span><text:span text:style-name="Source_20_Text"><text:span text:style-name="T3"> isin</text:span></text:span><text:span text:style-name="Source_20_Text"><text:span text:style-name="T5">,</text:span></text:span></text:p>
      <text:p text:style-name="P8"><text:span text:style-name="Source_20_Text"><text:span text:style-name="T7"><text:s text:c="4"/></text:span></text:span><text:span text:style-name="Source_20_Text"><text:span text:style-name="T4">String</text:span></text:span><text:span text:style-name="Source_20_Text"><text:span text:style-name="T3"> amfiCode</text:span></text:span><text:span text:style-name="Source_20_Text"><text:span text:style-name="T5">,</text:span></text:span></text:p>
      <text:p text:style-name="P8"><text:span text:style-name="Source_20_Text"><text:span text:style-name="T7"><text:s text:c="4"/></text:span></text:span><text:span text:style-name="Source_20_Text"><text:span text:style-name="T2">double</text:span></text:span><text:span text:style-name="Source_20_Text"><text:span text:style-name="T3"> amount</text:span></text:span><text:span text:style-name="Source_20_Text"><text:span text:style-name="T5">,</text:span></text:span></text:p>
      <text:p text:style-name="P8"><text:span text:style-name="Source_20_Text"><text:span text:style-name="T7"><text:s text:c="4"/></text:span></text:span><text:span text:style-name="Source_20_Text"><text:span text:style-name="T2">double</text:span></text:span><text:span text:style-name="Source_20_Text"><text:span text:style-name="T3"> sipPct</text:span></text:span><text:span text:style-name="Source_20_Text"><text:span text:style-name="T5">,</text:span></text:span></text:p>
      <text:p text:style-name="P8"><text:span text:style-name="Source_20_Text"><text:span text:style-name="T7"><text:s text:c="4"/></text:span></text:span><text:span text:style-name="Source_20_Text"><text:span text:style-name="T4">String</text:span></text:span><text:span text:style-name="Source_20_Text"><text:span text:style-name="T3"> mode</text:span></text:span><text:span text:style-name="Source_20_Text"><text:span text:style-name="T5">,</text:span></text:span><text:span text:style-name="Source_20_Text"><text:span text:style-name="T3"> <text:s text:c="10"/></text:span></text:span><text:span text:style-name="Source_20_Text"><text:span text:style-name="T10">// core / strategy / satellite / rebalancer</text:span></text:span></text:p>
      <text:p text:style-name="P8"><text:span text:style-name="Source_20_Text"><text:span text:style-name="T7"><text:s text:c="4"/></text:span></text:span><text:span text:style-name="Source_20_Text"><text:span text:style-name="T4">String</text:span></text:span><text:span text:style-name="Source_20_Text"><text:span text:style-name="T3"> deployFlag</text:span></text:span><text:span text:style-name="Source_20_Text"><text:span text:style-name="T5">,</text:span></text:span><text:span text:style-name="Source_20_Text"><text:span text:style-name="T3"> <text:s text:c="4"/></text:span></text:span><text:span text:style-name="Source_20_Text"><text:span text:style-name="T10">// DEPLOY / CAUTION_EXPENSIVE</text:span></text:span></text:p>
      <text:p text:style-name="P8"><text:span text:style-name="Source_20_Text"><text:span text:style-name="T7"><text:s text:c="4"/></text:span></text:span><text:span text:style-name="Source_20_Text"><text:span text:style-name="T4">String</text:span></text:span><text:span text:style-name="Source_20_Text"><text:span text:style-name="T3"> note</text:span></text:span></text:p>
      <text:p text:style-name="P9"><text:span text:style-name="Source_20_Text"><text:span text:style-name="T5">)</text:span></text:span><text:span text:style-name="Source_20_Text"><text:span text:style-name="T3"> </text:span></text:span><text:span text:style-name="Source_20_Text"><text:span text:style-name="T5">{}</text:span></text:span></text:p>
      <text:p text:style-name="P7"><text:span text:style-name="T1">And expose it via </text:span><text:span text:style-name="Source_20_Text"><text:span text:style-name="T1">GET /api/portfolio/{pan}/sip-plan?amount=75000</text:span></text:span><text:span text:style-name="T1">.</text:span></text:p>
      <text:h text:style-name="P15" text:outline-level="3">4. The Accumulator logic — market-gated buying</text:h>
      <text:p text:style-name="P7"><text:span text:style-name="T1">NASDAQ100 and Gold FoF are </text:span><text:span text:style-name="Source_20_Text"><text:span text:style-name="T1">accumulator</text:span></text:span><text:span text:style-name="T1"> with 0% SIP. The idea is: invest in them when they're cheap, not on a schedule. The gate for each:</text:span></text:p>
      <text:list text:style-name="L1">
        <text:list-item>
          <text:p text:style-name="P16"><text:span text:style-name="Strong_20_Emphasis"><text:span text:style-name="T1">NASDAQ100</text:span></text:span><text:span text:style-name="T1">: This is a foreign ETF. You don't have its NAV in </text:span><text:span text:style-name="Source_20_Text"><text:span text:style-name="T1">fund_history</text:span></text:span><text:span text:style-name="T1"> reliably. Use a proxy — when INR weakens significantly vs USD (USD/INR &gt; 84) or when NASDAQ's own P/E (if you can get it) is below its 3yr average, flag as BUY. For now, use </text:span><text:span text:style-name="Source_20_Text"><text:span text:style-name="T1">navPercentile3yr &lt; 0.35</text:span></text:span><text:span text:style-name="T1"> as the simple gate since you do track its NAV. </text:span></text:p>
        </text:list-item>
        <text:list-item>
          <text:p text:style-name="P17"><text:span text:style-name="Strong_20_Emphasis"><text:span text:style-name="T1">Gold FoF</text:span></text:span><text:span text:style-name="T1">: It's at 1.85% vs 5% target — significantly underweight. Its </text:span><text:span text:style-name="Source_20_Text"><text:span text:style-name="T1">navPercentile3yr</text:span></text:span><text:span text:style-name="T1"> from your fund_conviction_metrics should determine timing. Gold tends to be countercyclical. Gate: buy when equity indices (Nifty 500) are at a high (navPercentile &gt; 0.75) AND Gold is below its 3yr median (navPercentile &lt; 0.5). </text:span></text:p>
        </text:list-item>
      </text:list>
      <text:p text:style-name="P7"><text:span text:style-name="T1">In </text:span><text:span text:style-name="Source_20_Text"><text:span text:style-name="T1">PortfolioOrchestrator</text:span></text:span><text:span text:style-name="T1">, add to the opportunistic signal generation:</text:span></text:p>
      <text:p text:style-name="P4">java</text:p>
      <text:p text:style-name="P8"><text:span text:style-name="Source_20_Text"><text:span text:style-name="T10">// ACCUMULATOR logic</text:span></text:span></text:p>
      <text:p text:style-name="P8"><text:span text:style-name="Source_20_Text"><text:span text:style-name="T2">if</text:span></text:span><text:span text:style-name="Source_20_Text"><text:span text:style-name="T3"> </text:span></text:span><text:span text:style-name="Source_20_Text"><text:span text:style-name="T5">(</text:span></text:span><text:span text:style-name="Source_20_Text"><text:span text:style-name="T9">"accumulator"</text:span></text:span><text:span text:style-name="Source_20_Text"><text:span text:style-name="T5">.</text:span></text:span><text:span text:style-name="Source_20_Text"><text:span text:style-name="T6">equalsIgnoreCase</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6">status</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4"/></text:span></text:span><text:span text:style-name="Source_20_Text"><text:span text:style-name="T2">boolean</text:span></text:span><text:span text:style-name="Source_20_Text"><text:span text:style-name="T3"> isUnderTarget = actualPct &lt; target</text:span></text:span><text:span text:style-name="Source_20_Text"><text:span text:style-name="T5">.</text:span></text:span><text:span text:style-name="Source_20_Text"><text:span text:style-name="T6">targetPortfolioPct</text:span></text:span><text:span text:style-name="Source_20_Text"><text:span text:style-name="T5">();</text:span></text:span></text:p>
      <text:p text:style-name="P8"><text:span text:style-name="Source_20_Text"><text:span text:style-name="T7"><text:s text:c="4"/></text:span></text:span><text:span text:style-name="Source_20_Text"><text:span text:style-name="T2">boolean</text:span></text:span><text:span text:style-name="Source_20_Text"><text:span text:style-name="T3"> isNearLow = metrics</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 &lt; </text:span></text:span><text:span text:style-name="Source_20_Text"><text:span text:style-name="T8">0.40</text:span></text:span><text:span text:style-name="Source_20_Text"><text:span text:style-name="T5">;</text:span></text:span></text:p>
      <text:p text:style-name="P8"><text:span text:style-name="Source_20_Text"><text:span text:style-name="T7"><text:s text:c="4"/></text:span></text:span><text:span text:style-name="Source_20_Text"><text:span text:style-name="T2">boolean</text:span></text:span><text:span text:style-name="Source_20_Text"><text:span text:style-name="T3"> isGold = schemeName</text:span></text:span><text:span text:style-name="Source_20_Text"><text:span text:style-name="T5">.</text:span></text:span><text:span text:style-name="Source_20_Text"><text:span text:style-name="T6">toLowerCase</text:span></text:span><text:span text:style-name="Source_20_Text"><text:span text:style-name="T5">().</text:span></text:span><text:span text:style-name="Source_20_Text"><text:span text:style-name="T6">contains</text:span></text:span><text:span text:style-name="Source_20_Text"><text:span text:style-name="T5">(</text:span></text:span><text:span text:style-name="Source_20_Text"><text:span text:style-name="T9">"gold"</text:span></text:span><text:span text:style-name="Source_20_Text"><text:span text:style-name="T5">);</text:span></text:span></text:p>
      <text:p text:style-name="P14"/>
      <text:p text:style-name="P8"><text:span text:style-name="Source_20_Text"><text:span text:style-name="T7"><text:s text:c="4"/></text:span></text:span><text:span text:style-name="Source_20_Text"><text:span text:style-name="T2">if</text:span></text:span><text:span text:style-name="Source_20_Text"><text:span text:style-name="T3"> </text:span></text:span><text:span text:style-name="Source_20_Text"><text:span text:style-name="T5">(</text:span></text:span><text:span text:style-name="Source_20_Text"><text:span text:style-name="T3">isGold</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8"/></text:span></text:span><text:span text:style-name="Source_20_Text"><text:span text:style-name="T10">// Buy gold when market is high (using Nifty 500 navPercentile as proxy)</text:span></text:span></text:p>
      <text:p text:style-name="P8"><text:span text:style-name="Source_20_Text"><text:span text:style-name="T7"><text:s text:c="8"/></text:span></text:span><text:span text:style-name="Source_20_Text"><text:span text:style-name="T2">double</text:span></text:span><text:span text:style-name="Source_20_Text"><text:span text:style-name="T3"> nifty500Percentile = </text:span></text:span><text:span text:style-name="Source_20_Text"><text:span text:style-name="T6">getNiftyPercentile</text:span></text:span><text:span text:style-name="Source_20_Text"><text:span text:style-name="T5">();</text:span></text:span><text:span text:style-name="Source_20_Text"><text:span text:style-name="T3"> </text:span></text:span><text:span text:style-name="Source_20_Text"><text:span text:style-name="T10">// from index_fundamentals</text:span></text:span></text:p>
      <text:p text:style-name="P8"><text:span text:style-name="Source_20_Text"><text:span text:style-name="T7"><text:s text:c="8"/></text:span></text:span><text:span text:style-name="Source_20_Text"><text:span text:style-name="T2">boolean</text:span></text:span><text:span text:style-name="Source_20_Text"><text:span text:style-name="T3"> marketIsHigh = nifty500Percentile &gt; </text:span></text:span><text:span text:style-name="Source_20_Text"><text:span text:style-name="T8">0.70</text:span></text:span><text:span text:style-name="Source_20_Text"><text:span text:style-name="T5">;</text:span></text:span></text:p>
      <text:p text:style-name="P8"><text:span text:style-name="Source_20_Text"><text:span text:style-name="T7"><text:s text:c="8"/></text:span></text:span><text:span text:style-name="Source_20_Text"><text:span text:style-name="T2">if</text:span></text:span><text:span text:style-name="Source_20_Text"><text:span text:style-name="T3"> </text:span></text:span><text:span text:style-name="Source_20_Text"><text:span text:style-name="T5">(</text:span></text:span><text:span text:style-name="Source_20_Text"><text:span text:style-name="T3">isUnderTarget &amp;&amp; marketIsHigh</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12"/></text:span></text:span><text:span text:style-name="Source_20_Text"><text:span text:style-name="T3">signal = </text:span></text:span><text:span text:style-name="Source_20_Text"><text:span text:style-name="T2">new</text:span></text:span><text:span text:style-name="Source_20_Text"><text:span text:style-name="T3"> </text:span></text:span><text:span text:style-name="Source_20_Text"><text:span text:style-name="T4">AccumulatorSignal</text:span></text:span><text:span text:style-name="Source_20_Text"><text:span text:style-name="T5">(</text:span></text:span><text:span text:style-name="Source_20_Text"><text:span text:style-name="T3">schemeName</text:span></text:span><text:span text:style-name="Source_20_Text"><text:span text:style-name="T5">,</text:span></text:span><text:span text:style-name="Source_20_Text"><text:span text:style-name="T3"> </text:span></text:span><text:span text:style-name="Source_20_Text"><text:span text:style-name="T9">"BUY_HEDGE"</text:span></text:span><text:span text:style-name="Source_20_Text"><text:span text:style-name="T5">,</text:span></text:span></text:p>
      <text:p text:style-name="P8"><text:span text:style-name="Source_20_Text"><text:span text:style-name="T7"><text:s text:c="16"/></text:span></text:span><text:span text:style-name="Source_20_Text"><text:span text:style-name="T9">"Market at "</text:span></text:span><text:span text:style-name="Source_20_Text"><text:span text:style-name="T3"> + </text:span></text:span><text:span text:style-name="Source_20_Text"><text:span text:style-name="T4">Math</text:span></text:span><text:span text:style-name="Source_20_Text"><text:span text:style-name="T5">.</text:span></text:span><text:span text:style-name="Source_20_Text"><text:span text:style-name="T6">round</text:span></text:span><text:span text:style-name="Source_20_Text"><text:span text:style-name="T5">(</text:span></text:span><text:span text:style-name="Source_20_Text"><text:span text:style-name="T3">nifty500Percentile*</text:span></text:span><text:span text:style-name="Source_20_Text"><text:span text:style-name="T8">100</text:span></text:span><text:span text:style-name="Source_20_Text"><text:span text:style-name="T5">)</text:span></text:span><text:span text:style-name="Source_20_Text"><text:span text:style-name="T3"> + </text:span></text:span><text:span text:style-name="Source_20_Text"><text:span text:style-name="T9">"% of 3yr range — good time to add Gold hedge."</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p>
      <text:p text:style-name="P8"><text:span text:style-name="Source_20_Text"><text:span text:style-name="T7"><text:s text:c="4"/></text:span></text:span><text:span text:style-name="Source_20_Text"><text:span text:style-name="T5">}</text:span></text:span><text:span text:style-name="Source_20_Text"><text:span text:style-name="T3"> </text:span></text:span><text:span text:style-name="Source_20_Text"><text:span text:style-name="T2">else</text:span></text:span><text:span text:style-name="Source_20_Text"><text:span text:style-name="T3"> </text:span></text:span><text:span text:style-name="Source_20_Text"><text:span text:style-name="T5">{</text:span></text:span></text:p>
      <text:p text:style-name="P8"><text:span text:style-name="Source_20_Text"><text:span text:style-name="T7"><text:s text:c="8"/></text:span></text:span><text:span text:style-name="Source_20_Text"><text:span text:style-name="T10">// Buy NASDAQ on dips</text:span></text:span></text:p>
      <text:p text:style-name="P8"><text:span text:style-name="Source_20_Text"><text:span text:style-name="T7"><text:s text:c="8"/></text:span></text:span><text:span text:style-name="Source_20_Text"><text:span text:style-name="T2">if</text:span></text:span><text:span text:style-name="Source_20_Text"><text:span text:style-name="T3"> </text:span></text:span><text:span text:style-name="Source_20_Text"><text:span text:style-name="T5">(</text:span></text:span><text:span text:style-name="Source_20_Text"><text:span text:style-name="T3">isUnderTarget &amp;&amp; isNearLow</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12"/></text:span></text:span><text:span text:style-name="Source_20_Text"><text:span text:style-name="T3">signal = </text:span></text:span><text:span text:style-name="Source_20_Text"><text:span text:style-name="T2">new</text:span></text:span><text:span text:style-name="Source_20_Text"><text:span text:style-name="T3"> </text:span></text:span><text:span text:style-name="Source_20_Text"><text:span text:style-name="T4">AccumulatorSignal</text:span></text:span><text:span text:style-name="Source_20_Text"><text:span text:style-name="T5">(</text:span></text:span><text:span text:style-name="Source_20_Text"><text:span text:style-name="T3">schemeName</text:span></text:span><text:span text:style-name="Source_20_Text"><text:span text:style-name="T5">,</text:span></text:span><text:span text:style-name="Source_20_Text"><text:span text:style-name="T3"> </text:span></text:span><text:span text:style-name="Source_20_Text"><text:span text:style-name="T9">"BUY_DIP"</text:span></text:span><text:span text:style-name="Source_20_Text"><text:span text:style-name="T5">,</text:span></text:span></text:p>
      <text:p text:style-name="P8"><text:soft-page-break/><text:span text:style-name="Source_20_Text"><text:span text:style-name="T7"><text:s text:c="16"/></text:span></text:span><text:span text:style-name="Source_20_Text"><text:span text:style-name="T9">"Fund at "</text:span></text:span><text:span text:style-name="Source_20_Text"><text:span text:style-name="T3"> + </text:span></text:span><text:span text:style-name="Source_20_Text"><text:span text:style-name="T4">Math</text:span></text:span><text:span text:style-name="Source_20_Text"><text:span text:style-name="T5">.</text:span></text:span><text:span text:style-name="Source_20_Text"><text:span text:style-name="T6">round</text:span></text:span><text:span text:style-name="Source_20_Text"><text:span text:style-name="T5">(</text:span></text:span><text:span text:style-name="Source_20_Text"><text:span text:style-name="T3">metrics</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text:span></text:span><text:span text:style-name="Source_20_Text"><text:span text:style-name="T8">100</text:span></text:span><text:span text:style-name="Source_20_Text"><text:span text:style-name="T5">)</text:span></text:span><text:span text:style-name="Source_20_Text"><text:span text:style-name="T3"> + </text:span></text:span><text:span text:style-name="Source_20_Text"><text:span text:style-name="T9">"% of 3yr range — deploying opportunistic capital."</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p>
      <text:p text:style-name="P8"><text:span text:style-name="Source_20_Text"><text:span text:style-name="T7"><text:s text:c="4"/></text:span></text:span><text:span text:style-name="Source_20_Text"><text:span text:style-name="T5">}</text:span></text:span></text:p>
      <text:p text:style-name="P9"><text:span text:style-name="Source_20_Text"><text:span text:style-name="T5">}</text:span></text:span></text:p>
      <text:h text:style-name="P15" text:outline-level="3">5. The Rebalancer logic — the most important piece</text:h>
      <text:p text:style-name="P4">Your Invesco Arbitrage fund is the brain of your tactical allocation. The system needs to know when to:</text:p>
      <text:list text:style-name="L2">
        <text:list-item>
          <text:p text:style-name="P18"><text:span text:style-name="Strong_20_Emphasis"><text:span text:style-name="T1">Fill it up</text:span></text:span><text:span text:style-name="T1">: SIP 16% monthly — already in the sheet. </text:span></text:p>
        </text:list-item>
        <text:list-item>
          <text:p text:style-name="P18"><text:span text:style-name="Strong_20_Emphasis"><text:span text:style-name="T1">Deploy from it</text:span></text:span><text:span text:style-name="T1">: When core/strategy funds are significantly underweight AND market is not at a peak (i.e., it's a good entry time). Trigger: any </text:span><text:span text:style-name="Source_20_Text"><text:span text:style-name="T1">core</text:span></text:span><text:span text:style-name="T1"> or </text:span><text:span text:style-name="Source_20_Text"><text:span text:style-name="T1">strategy</text:span></text:span><text:span text:style-name="T1"> fund with drift &lt; -5% AND </text:span><text:span text:style-name="Source_20_Text"><text:span text:style-name="T1">navPercentile3yr &lt; 0.60</text:span></text:span><text:span text:style-name="T1"> for that fund. </text:span></text:p>
        </text:list-item>
        <text:list-item>
          <text:p text:style-name="P19"><text:span text:style-name="Strong_20_Emphasis"><text:span text:style-name="T1">Hold it</text:span></text:span><text:span text:style-name="T1">: When nothing is cheap enough to buy. Arbitrage earns ~7-8% CAGR with equity taxation after 1yr, which is fine as a parking spot. </text:span></text:p>
        </text:list-item>
      </text:list>
      <text:p text:style-name="P7"><text:span text:style-name="T1">Add to </text:span><text:span text:style-name="Source_20_Text"><text:span text:style-name="T1">PortfolioOrchestrator</text:span></text:span><text:span text:style-name="T1">:</text:span></text:p>
      <text:p text:style-name="P4">java</text:p>
      <text:p text:style-name="P8"><text:span text:style-name="Source_20_Text"><text:span text:style-name="T2">private</text:span></text:span><text:span text:style-name="Source_20_Text"><text:span text:style-name="T3"> </text:span></text:span><text:span text:style-name="Source_20_Text"><text:span text:style-name="T4">List</text:span></text:span><text:span text:style-name="Source_20_Text"><text:span text:style-name="T5">&lt;</text:span></text:span><text:span text:style-name="Source_20_Text"><text:span text:style-name="T4">RebalancerDeploySignal</text:span></text:span><text:span text:style-name="Source_20_Text"><text:span text:style-name="T5">&gt;</text:span></text:span><text:span text:style-name="Source_20_Text"><text:span text:style-name="T3"> </text:span></text:span><text:span text:style-name="Source_20_Text"><text:span text:style-name="T6">computeRebalancerDeployOpportunities</text:span></text:span><text:span text:style-name="Source_20_Text"><text:span text:style-name="T5">(</text:span></text:span></text:p>
      <text:p text:style-name="P8"><text:span text:style-name="Source_20_Text"><text:span text:style-name="T7"><text:s text:c="8"/></text:span></text:span><text:span text:style-name="Source_20_Text"><text:span text:style-name="T4">List</text:span></text:span><text:span text:style-name="Source_20_Text"><text:span text:style-name="T5">&lt;</text:span></text:span><text:span text:style-name="Source_20_Text"><text:span text:style-name="T4">AggregatedHolding</text:span></text:span><text:span text:style-name="Source_20_Text"><text:span text:style-name="T5">&gt;</text:span></text:span><text:span text:style-name="Source_20_Text"><text:span text:style-name="T3"> holdings</text:span></text:span><text:span text:style-name="Source_20_Text"><text:span text:style-name="T5">,</text:span></text:span><text:span text:style-name="Source_20_Text"><text:span text:style-name="T3"> </text:span></text:span></text:p>
      <text:p text:style-name="P8"><text:span text:style-name="Source_20_Text"><text:span text:style-name="T7"><text:s text:c="8"/></text:span></text:span><text:span text:style-name="Source_20_Text"><text:span text:style-name="T4">List</text:span></text:span><text:span text:style-name="Source_20_Text"><text:span text:style-name="T5">&lt;</text:span></text:span><text:span text:style-name="Source_20_Text"><text:span text:style-name="T4">StrategyTarget</text:span></text:span><text:span text:style-name="Source_20_Text"><text:span text:style-name="T5">&gt;</text:span></text:span><text:span text:style-name="Source_20_Text"><text:span text:style-name="T3"> targets</text:span></text:span><text:span text:style-name="Source_20_Text"><text:span text:style-name="T5">,</text:span></text:span></text:p>
      <text:p text:style-name="P8"><text:span text:style-name="Source_20_Text"><text:span text:style-name="T7"><text:s text:c="8"/></text:span></text:span><text:span text:style-name="Source_20_Text"><text:span text:style-name="T4">Map</text:span></text:span><text:span text:style-name="Source_20_Text"><text:span text:style-name="T5">&lt;</text:span></text:span><text:span text:style-name="Source_20_Text"><text:span text:style-name="T4">String</text:span></text:span><text:span text:style-name="Source_20_Text"><text:span text:style-name="T5">,</text:span></text:span><text:span text:style-name="Source_20_Text"><text:span text:style-name="T3"> </text:span></text:span><text:span text:style-name="Source_20_Text"><text:span text:style-name="T4">MarketMetrics</text:span></text:span><text:span text:style-name="Source_20_Text"><text:span text:style-name="T5">&gt;</text:span></text:span><text:span text:style-name="Source_20_Text"><text:span text:style-name="T3"> metricsMap</text:span></text:span><text:span text:style-name="Source_20_Text"><text:span text:style-name="T5">,</text:span></text:span></text:p>
      <text:p text:style-name="P8"><text:span text:style-name="Source_20_Text"><text:span text:style-name="T7"><text:s text:c="8"/></text:span></text:span><text:span text:style-name="Source_20_Text"><text:span text:style-name="T2">double</text:span></text:span><text:span text:style-name="Source_20_Text"><text:span text:style-name="T3"> rebalancerValue</text:span></text:span><text:span text:style-name="Source_20_Text"><text:span text:style-name="T5">)</text:span></text:span><text:span text:style-name="Source_20_Text"><text:span text:style-name="T3"> </text:span></text:span><text:span text:style-name="Source_20_Text"><text:span text:style-name="T5">{</text:span></text:span></text:p>
      <text:p text:style-name="P14"/>
      <text:p text:style-name="P8"><text:span text:style-name="Source_20_Text"><text:span text:style-name="T7"><text:s text:c="4"/></text:span></text:span><text:span text:style-name="Source_20_Text"><text:span text:style-name="T4">List</text:span></text:span><text:span text:style-name="Source_20_Text"><text:span text:style-name="T5">&lt;</text:span></text:span><text:span text:style-name="Source_20_Text"><text:span text:style-name="T4">RebalancerDeploySignal</text:span></text:span><text:span text:style-name="Source_20_Text"><text:span text:style-name="T5">&gt;</text:span></text:span><text:span text:style-name="Source_20_Text"><text:span text:style-name="T3"> signals = </text:span></text:span><text:span text:style-name="Source_20_Text"><text:span text:style-name="T2">new</text:span></text:span><text:span text:style-name="Source_20_Text"><text:span text:style-name="T3"> </text:span></text:span><text:span text:style-name="Source_20_Text"><text:span text:style-name="T4">ArrayList</text:span></text:span><text:span text:style-name="Source_20_Text"><text:span text:style-name="T5">&lt;&gt;();</text:span></text:span></text:p>
      <text:p text:style-name="P8"><text:span text:style-name="Source_20_Text"><text:span text:style-name="T7"><text:s text:c="4"/></text:span></text:span><text:span text:style-name="Source_20_Text"><text:span text:style-name="T2">double</text:span></text:span><text:span text:style-name="Source_20_Text"><text:span text:style-name="T3"> deployableCash = rebalancerValue</text:span></text:span><text:span text:style-name="Source_20_Text"><text:span text:style-name="T5">;</text:span></text:span><text:span text:style-name="Source_20_Text"><text:span text:style-name="T3"> </text:span></text:span><text:span text:style-name="Source_20_Text"><text:span text:style-name="T10">// Full arbitrage value available</text:span></text:span></text:p>
      <text:p text:style-name="P14"/>
      <text:p text:style-name="P8"><text:span text:style-name="Source_20_Text"><text:span text:style-name="T7"><text:s text:c="4"/></text:span></text:span><text:span text:style-name="Source_20_Text"><text:span text:style-name="T3">targets</text:span></text:span><text:span text:style-name="Source_20_Text"><text:span text:style-name="T5">.</text:span></text:span><text:span text:style-name="Source_20_Text"><text:span text:style-name="T6">stream</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filter</text:span></text:span><text:span text:style-name="Source_20_Text"><text:span text:style-name="T5">(</text:span></text:span><text:span text:style-name="Source_20_Text"><text:span text:style-name="T3">t -&gt; </text:span></text:span><text:span text:style-name="Source_20_Text"><text:span text:style-name="T9">"core"</text:span></text:span><text:span text:style-name="Source_20_Text"><text:span text:style-name="T5">.</text:span></text:span><text:span text:style-name="Source_20_Text"><text:span text:style-name="T6">equalsIgnoreCase</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tatus</text:span></text:span><text:span text:style-name="Source_20_Text"><text:span text:style-name="T5">())</text:span></text:span><text:span text:style-name="Source_20_Text"><text:span text:style-name="T3"> || </text:span></text:span><text:span text:style-name="Source_20_Text"><text:span text:style-name="T9">"strategy"</text:span></text:span><text:span text:style-name="Source_20_Text"><text:span text:style-name="T5">.</text:span></text:span><text:span text:style-name="Source_20_Text"><text:span text:style-name="T6">equalsIgnoreCase</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6">status</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span text:style-name="Source_20_Text"><text:span text:style-name="T6">forEach</text:span></text:span><text:span text:style-name="Source_20_Text"><text:span text:style-name="T5">(</text:span></text:span><text:span text:style-name="Source_20_Text"><text:span text:style-name="T3">t -&gt; </text:span></text:span><text:span text:style-name="Source_20_Text"><text:span text:style-name="T5">{</text:span></text:span></text:p>
      <text:p text:style-name="P8"><text:span text:style-name="Source_20_Text"><text:span text:style-name="T7"><text:s text:c="12"/></text:span></text:span><text:span text:style-name="Source_20_Text"><text:span text:style-name="T4">AggregatedHolding</text:span></text:span><text:span text:style-name="Source_20_Text"><text:span text:style-name="T3"> h = </text:span></text:span><text:span text:style-name="Source_20_Text"><text:span text:style-name="T6">findHolding</text:span></text:span><text:span text:style-name="Source_20_Text"><text:span text:style-name="T5">(</text:span></text:span><text:span text:style-name="Source_20_Text"><text:span text:style-name="T3">holdings</text:span></text:span><text:span text:style-name="Source_20_Text"><text:span text:style-name="T5">,</text:span></text:span><text:span text:style-name="Source_20_Text"><text:span text:style-name="T3"> t</text:span></text:span><text:span text:style-name="Source_20_Text"><text:span text:style-name="T5">);</text:span></text:span></text:p>
      <text:p text:style-name="P8"><text:span text:style-name="Source_20_Text"><text:span text:style-name="T7"><text:s text:c="12"/></text:span></text:span><text:span text:style-name="Source_20_Text"><text:span text:style-name="T2">double</text:span></text:span><text:span text:style-name="Source_20_Text"><text:span text:style-name="T3"> actualPct = h</text:span></text:span><text:span text:style-name="Source_20_Text"><text:span text:style-name="T5">.</text:span></text:span><text:span text:style-name="Source_20_Text"><text:span text:style-name="T6">getCurrentValue</text:span></text:span><text:span text:style-name="Source_20_Text"><text:span text:style-name="T5">()</text:span></text:span><text:span text:style-name="Source_20_Text"><text:span text:style-name="T3"> / totalPortfolioValue * </text:span></text:span><text:span text:style-name="Source_20_Text"><text:span text:style-name="T8">100</text:span></text:span><text:span text:style-name="Source_20_Text"><text:span text:style-name="T5">;</text:span></text:span></text:p>
      <text:p text:style-name="P8"><text:span text:style-name="Source_20_Text"><text:span text:style-name="T7"><text:s text:c="12"/></text:span></text:span><text:span text:style-name="Source_20_Text"><text:span text:style-name="T2">double</text:span></text:span><text:span text:style-name="Source_20_Text"><text:span text:style-name="T3"> drift = actualPct - t</text:span></text:span><text:span text:style-name="Source_20_Text"><text:span text:style-name="T5">.</text:span></text:span><text:span text:style-name="Source_20_Text"><text:span text:style-name="T6">targetPortfolioPct</text:span></text:span><text:span text:style-name="Source_20_Text"><text:span text:style-name="T5">();</text:span></text:span></text:p>
      <text:p text:style-name="P8"><text:span text:style-name="Source_20_Text"><text:span text:style-name="T7"><text:s text:c="12"/></text:span></text:span><text:span text:style-name="Source_20_Text"><text:span text:style-name="T4">MarketMetrics</text:span></text:span><text:span text:style-name="Source_20_Text"><text:span text:style-name="T3"> m = metricsMap</text:span></text:span><text:span text:style-name="Source_20_Text"><text:span text:style-name="T5">.</text:span></text:span><text:span text:style-name="Source_20_Text"><text:span text:style-name="T6">getOrDefault</text:span></text:span><text:span text:style-name="Source_20_Text"><text:span text:style-name="T5">(</text:span></text:span><text:span text:style-name="Source_20_Text"><text:span text:style-name="T6">amfiCodeFor</text:span></text:span><text:span text:style-name="Source_20_Text"><text:span text:style-name="T5">(</text:span></text:span><text:span text:style-name="Source_20_Text"><text:span text:style-name="T3">t</text:span></text:span><text:span text:style-name="Source_20_Text"><text:span text:style-name="T5">),</text:span></text:span><text:span text:style-name="Source_20_Text"><text:span text:style-name="T3"> </text:span></text:span><text:span text:style-name="Source_20_Text"><text:span text:style-name="T6">defaultMetrics</text:span></text:span><text:span text:style-name="Source_20_Text"><text:span text:style-name="T5">());</text:span></text:span></text:p>
      <text:p text:style-name="P14"/>
      <text:p text:style-name="P8"><text:span text:style-name="Source_20_Text"><text:span text:style-name="T7"><text:s text:c="12"/></text:span></text:span><text:span text:style-name="Source_20_Text"><text:span text:style-name="T2">boolean</text:span></text:span><text:span text:style-name="Source_20_Text"><text:span text:style-name="T3"> significantlyUnderweight = drift &lt; -</text:span></text:span><text:span text:style-name="Source_20_Text"><text:span text:style-name="T8">5.0</text:span></text:span><text:span text:style-name="Source_20_Text"><text:span text:style-name="T5">;</text:span></text:span></text:p>
      <text:p text:style-name="P8"><text:span text:style-name="Source_20_Text"><text:span text:style-name="T7"><text:s text:c="12"/></text:span></text:span><text:span text:style-name="Source_20_Text"><text:span text:style-name="T2">boolean</text:span></text:span><text:span text:style-name="Source_20_Text"><text:span text:style-name="T3"> goodEntryPoint = m</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 &lt; </text:span></text:span><text:span text:style-name="Source_20_Text"><text:span text:style-name="T8">0.60</text:span></text:span><text:span text:style-name="Source_20_Text"><text:span text:style-name="T5">;</text:span></text:span></text:p>
      <text:p text:style-name="P14"/>
      <text:p text:style-name="P8"><text:span text:style-name="Source_20_Text"><text:span text:style-name="T7"><text:s text:c="12"/></text:span></text:span><text:span text:style-name="Source_20_Text"><text:span text:style-name="T2">if</text:span></text:span><text:span text:style-name="Source_20_Text"><text:span text:style-name="T3"> </text:span></text:span><text:span text:style-name="Source_20_Text"><text:span text:style-name="T5">(</text:span></text:span><text:span text:style-name="Source_20_Text"><text:span text:style-name="T3">significantlyUnderweight &amp;&amp; goodEntryPoint</text:span></text:span><text:span text:style-name="Source_20_Text"><text:span text:style-name="T5">)</text:span></text:span><text:span text:style-name="Source_20_Text"><text:span text:style-name="T3"> </text:span></text:span><text:span text:style-name="Source_20_Text"><text:span text:style-name="T5">{</text:span></text:span></text:p>
      <text:p text:style-name="P8"><text:span text:style-name="Source_20_Text"><text:span text:style-name="T7"><text:s text:c="16"/></text:span></text:span><text:span text:style-name="Source_20_Text"><text:span text:style-name="T2">double</text:span></text:span><text:span text:style-name="Source_20_Text"><text:span text:style-name="T3"> deployAmount = </text:span></text:span><text:span text:style-name="Source_20_Text"><text:span text:style-name="T4">Math</text:span></text:span><text:span text:style-name="Source_20_Text"><text:span text:style-name="T5">.</text:span></text:span><text:span text:style-name="Source_20_Text"><text:span text:style-name="T6">min</text:span></text:span><text:span text:style-name="Source_20_Text"><text:span text:style-name="T5">(</text:span></text:span></text:p>
      <text:p text:style-name="P8"><text:span text:style-name="Source_20_Text"><text:span text:style-name="T7"><text:s text:c="20"/></text:span></text:span><text:span text:style-name="Source_20_Text"><text:span text:style-name="T4">Math</text:span></text:span><text:span text:style-name="Source_20_Text"><text:span text:style-name="T5">.</text:span></text:span><text:span text:style-name="Source_20_Text"><text:span text:style-name="T6">abs</text:span></text:span><text:span text:style-name="Source_20_Text"><text:span text:style-name="T5">(</text:span></text:span><text:span text:style-name="Source_20_Text"><text:span text:style-name="T3">drift / </text:span></text:span><text:span text:style-name="Source_20_Text"><text:span text:style-name="T8">100.0</text:span></text:span><text:span text:style-name="Source_20_Text"><text:span text:style-name="T5">)</text:span></text:span><text:span text:style-name="Source_20_Text"><text:span text:style-name="T3"> * totalPortfolioValue * </text:span></text:span><text:span text:style-name="Source_20_Text"><text:span text:style-name="T8">0.5</text:span></text:span><text:span text:style-name="Source_20_Text"><text:span text:style-name="T5">,</text:span></text:span><text:span text:style-name="Source_20_Text"><text:span text:style-name="T3"> </text:span></text:span><text:span text:style-name="Source_20_Text"><text:span text:style-name="T10">// Half the gap</text:span></text:span></text:p>
      <text:p text:style-name="P8"><text:span text:style-name="Source_20_Text"><text:span text:style-name="T7"><text:s text:c="20"/></text:span></text:span><text:span text:style-name="Source_20_Text"><text:span text:style-name="T3">deployableCash * </text:span></text:span><text:span text:style-name="Source_20_Text"><text:span text:style-name="T8">0.40</text:span></text:span><text:span text:style-name="Source_20_Text"><text:span text:style-name="T3"> </text:span></text:span><text:span text:style-name="Source_20_Text"><text:span text:style-name="T10">// Max 40% of rebalancer at a time</text:span></text:span></text:p>
      <text:p text:style-name="P8"><text:span text:style-name="Source_20_Text"><text:span text:style-name="T7"><text:s text:c="16"/></text:span></text:span><text:span text:style-name="Source_20_Text"><text:span text:style-name="T5">);</text:span></text:span></text:p>
      <text:p text:style-name="P8"><text:span text:style-name="Source_20_Text"><text:span text:style-name="T7"><text:s text:c="16"/></text:span></text:span><text:span text:style-name="Source_20_Text"><text:span text:style-name="T3">signals</text:span></text:span><text:span text:style-name="Source_20_Text"><text:span text:style-name="T5">.</text:span></text:span><text:span text:style-name="Source_20_Text"><text:span text:style-name="T6">add</text:span></text:span><text:span text:style-name="Source_20_Text"><text:span text:style-name="T5">(</text:span></text:span><text:span text:style-name="Source_20_Text"><text:span text:style-name="T2">new</text:span></text:span><text:span text:style-name="Source_20_Text"><text:span text:style-name="T3"> </text:span></text:span><text:span text:style-name="Source_20_Text"><text:span text:style-name="T4">RebalancerDeploySignal</text:span></text:span><text:span text:style-name="Source_20_Text"><text:span text:style-name="T5">(</text:span></text:span></text:p>
      <text:p text:style-name="P8"><text:span text:style-name="Source_20_Text"><text:span text:style-name="T7"><text:s text:c="20"/></text:span></text:span><text:span text:style-name="Source_20_Text"><text:span text:style-name="T3">t</text:span></text:span><text:span text:style-name="Source_20_Text"><text:span text:style-name="T5">.</text:span></text:span><text:span text:style-name="Source_20_Text"><text:span text:style-name="T6">schemeName</text:span></text:span><text:span text:style-name="Source_20_Text"><text:span text:style-name="T5">(),</text:span></text:span><text:span text:style-name="Source_20_Text"><text:span text:style-name="T3"> deployAmount</text:span></text:span><text:span text:style-name="Source_20_Text"><text:span text:style-name="T5">,</text:span></text:span><text:span text:style-name="Source_20_Text"><text:span text:style-name="T3"> drift</text:span></text:span><text:span text:style-name="Source_20_Text"><text:span text:style-name="T5">,</text:span></text:span><text:span text:style-name="Source_20_Text"><text:span text:style-name="T3"> m</text:span></text:span><text:span text:style-name="Source_20_Text"><text:span text:style-name="T5">.</text:span></text:span><text:span text:style-name="Source_20_Text"><text:span text:style-name="T6">navPercentile3yr</text:span></text:span><text:span text:style-name="Source_20_Text"><text:span text:style-name="T5">(),</text:span></text:span></text:p>
      <text:p text:style-name="P8"><text:span text:style-name="Source_20_Text"><text:span text:style-name="T7"><text:s text:c="20"/></text:span></text:span><text:span text:style-name="Source_20_Text"><text:span text:style-name="T9">"Redeploy from Arbitrage: "</text:span></text:span><text:span text:style-name="Source_20_Text"><text:span text:style-name="T3"> + t</text:span></text:span><text:span text:style-name="Source_20_Text"><text:span text:style-name="T5">.</text:span></text:span><text:span text:style-name="Source_20_Text"><text:span text:style-name="T6">schemeName</text:span></text:span><text:span text:style-name="Source_20_Text"><text:span text:style-name="T5">()</text:span></text:span><text:span text:style-name="Source_20_Text"><text:span text:style-name="T3"> + </text:span></text:span><text:span text:style-name="Source_20_Text"><text:span text:style-name="T9">" is "</text:span></text:span><text:span text:style-name="Source_20_Text"><text:span text:style-name="T3"> +</text:span></text:span></text:p>
      <text:p text:style-name="P8"><text:span text:style-name="Source_20_Text"><text:span text:style-name="T7"><text:s text:c="20"/></text:span></text:span><text:span text:style-name="Source_20_Text"><text:span text:style-name="T4">String</text:span></text:span><text:span text:style-name="Source_20_Text"><text:span text:style-name="T5">.</text:span></text:span><text:span text:style-name="Source_20_Text"><text:span text:style-name="T6">format</text:span></text:span><text:span text:style-name="Source_20_Text"><text:span text:style-name="T5">(</text:span></text:span><text:span text:style-name="Source_20_Text"><text:span text:style-name="T9">"%.1f%%"</text:span></text:span><text:span text:style-name="Source_20_Text"><text:span text:style-name="T5">,</text:span></text:span><text:span text:style-name="Source_20_Text"><text:span text:style-name="T3"> </text:span></text:span><text:span text:style-name="Source_20_Text"><text:span text:style-name="T4">Math</text:span></text:span><text:span text:style-name="Source_20_Text"><text:span text:style-name="T5">.</text:span></text:span><text:span text:style-name="Source_20_Text"><text:span text:style-name="T6">abs</text:span></text:span><text:span text:style-name="Source_20_Text"><text:span text:style-name="T5">(</text:span></text:span><text:span text:style-name="Source_20_Text"><text:span text:style-name="T3">drift</text:span></text:span><text:span text:style-name="Source_20_Text"><text:span text:style-name="T5">))</text:span></text:span><text:span text:style-name="Source_20_Text"><text:span text:style-name="T3"> + </text:span></text:span><text:span text:style-name="Source_20_Text"><text:span text:style-name="T9">" underweight at "</text:span></text:span><text:span text:style-name="Source_20_Text"><text:span text:style-name="T3"> +</text:span></text:span></text:p>
      <text:p text:style-name="P8"><text:span text:style-name="Source_20_Text"><text:span text:style-name="T7"><text:s text:c="20"/></text:span></text:span><text:span text:style-name="Source_20_Text"><text:span text:style-name="T4">Math</text:span></text:span><text:span text:style-name="Source_20_Text"><text:span text:style-name="T5">.</text:span></text:span><text:span text:style-name="Source_20_Text"><text:span text:style-name="T6">round</text:span></text:span><text:span text:style-name="Source_20_Text"><text:span text:style-name="T5">(</text:span></text:span><text:span text:style-name="Source_20_Text"><text:span text:style-name="T3">m</text:span></text:span><text:span text:style-name="Source_20_Text"><text:span text:style-name="T5">.</text:span></text:span><text:span text:style-name="Source_20_Text"><text:span text:style-name="T6">navPercentile3yr</text:span></text:span><text:span text:style-name="Source_20_Text"><text:span text:style-name="T5">()</text:span></text:span><text:span text:style-name="Source_20_Text"><text:span text:style-name="T3">*</text:span></text:span><text:span text:style-name="Source_20_Text"><text:span text:style-name="T8">100</text:span></text:span><text:span text:style-name="Source_20_Text"><text:span text:style-name="T5">)</text:span></text:span><text:span text:style-name="Source_20_Text"><text:span text:style-name="T3"> + </text:span></text:span><text:span text:style-name="Source_20_Text"><text:span text:style-name="T9">"% of 3yr NAV range."</text:span></text:span></text:p>
      <text:p text:style-name="P8"><text:span text:style-name="Source_20_Text"><text:span text:style-name="T7"><text:s text:c="16"/></text:span></text:span><text:span text:style-name="Source_20_Text"><text:span text:style-name="T5">));</text:span></text:span></text:p>
      <text:p text:style-name="P8"><text:soft-page-break/><text:span text:style-name="Source_20_Text"><text:span text:style-name="T7"><text:s text:c="12"/></text:span></text:span><text:span text:style-name="Source_20_Text"><text:span text:style-name="T5">}</text:span></text:span></text:p>
      <text:p text:style-name="P8"><text:span text:style-name="Source_20_Text"><text:span text:style-name="T7"><text:s text:c="8"/></text:span></text:span><text:span text:style-name="Source_20_Text"><text:span text:style-name="T5">});</text:span></text:span></text:p>
      <text:p text:style-name="P8"><text:span text:style-name="Source_20_Text"><text:span text:style-name="T7"><text:s text:c="4"/></text:span></text:span><text:span text:style-name="Source_20_Text"><text:span text:style-name="T2">return</text:span></text:span><text:span text:style-name="Source_20_Text"><text:span text:style-name="T3"> signals</text:span></text:span><text:span text:style-name="Source_20_Text"><text:span text:style-name="T5">;</text:span></text:span></text:p>
      <text:p text:style-name="P9"><text:span text:style-name="Source_20_Text"><text:span text:style-name="T5">}</text:span></text:span></text:p>
      <text:h text:style-name="P15" text:outline-level="3">6. Exit backlog — the ₹5.4L dropped fund situation</text:h>
      <text:p text:style-name="P4">This is your most urgent action item. The 12 dropped funds holding ₹5.4L aren't being systematically exited. The current system marks them for EXIT but doesn't sequence them tax-efficiently. You need a proper exit queue.</text:p>
      <text:p text:style-name="P7"><text:span text:style-name="T1">Add a </text:span><text:span text:style-name="Source_20_Text"><text:span text:style-name="T1">computeExitQueue(pan)</text:span></text:span><text:span text:style-name="T1"> method that:</text:span></text:p>
      <text:list text:style-name="L3">
        <text:list-item>
          <text:p text:style-name="P20">Fetches all dropped funds with holdings </text:p>
        </text:list-item>
        <text:list-item>
          <text:p text:style-name="P20">For each fund, separates LTCG lots (&gt;365 days) from STCG lots </text:p>
        </text:list-item>
        <text:list-item>
          <text:p text:style-name="P21"><text:span text:style-name="T1">Checks the LTCG annual limit headroom (</text:span><text:span text:style-name="Source_20_Text"><text:span text:style-name="T1">₹1.25L - realizedLTCG so far this year</text:span></text:span><text:span text:style-name="T1">) </text:span></text:p>
        </text:list-item>
        <text:list-item>
          <text:p text:style-name="P22">Produces an ordered exit plan: exit LTCG lots first, up to the annual limit, then defer STCG lots until they cross the 365-day mark </text:p>
        </text:list-item>
      </text:list>
      <text:p text:style-name="P7"><text:span text:style-name="T1">For your specific portfolio, the two debt funds (Gilt ₹1.1L, Corporate Bond ₹1.2L) should exit immediately — debt STCG is now taxed at slab rate regardless of holding period (post April 2023 rules). The </text:span><text:span text:style-name="Source_20_Text"><text:span text:style-name="T1">TaxSimulatorService</text:span></text:span><text:span text:style-name="T1"> already handles this correctly. The equity dropped funds need sequencing.</text:span></text:p>
      <text:h text:style-name="P13" text:outline-level="3"><text:span text:style-name="T1">7. Add </text:span><text:span text:style-name="Source_20_Text"><text:span text:style-name="T1">mode</text:span></text:span><text:span text:style-name="T1"> awareness to the frontend "Today" tab</text:span></text:h>
      <text:p text:style-name="P4">The Today tab currently shows all BUY/EXIT signals mixed together. Separate them into three visual sections:</text:p>
      <text:p text:style-name="P7"><text:span text:style-name="Strong_20_Emphasis"><text:span text:style-name="T1">Section 1 — Monthly SIP</text:span></text:span><text:span text:style-name="T1"> (always shown on or near the 1st): "Deploy ₹75,000 across 6 funds per your strategy." Shows the exact breakdown from </text:span><text:span text:style-name="Source_20_Text"><text:span text:style-name="T1">computeSipPlan()</text:span></text:span><text:span text:style-name="T1">. No conviction overrides — just the sheet.</text:span></text:p>
      <text:p text:style-name="P7"><text:span text:style-name="Strong_20_Emphasis"><text:span text:style-name="T1">Section 2 — Opportunistic</text:span></text:span><text:span text:style-name="T1"> (conditionally shown): "3 opportunities detected." Shows accumulator buy signals and rebalancer deploy signals. Only appears when the market gates are triggered.</text:span></text:p>
      <text:p text:style-name="P7"><text:span text:style-name="Strong_20_Emphasis"><text:span text:style-name="T1">Section 3 — Exit queue</text:span></text:span><text:span text:style-name="T1"> (persistent until cleared): "12 dropped funds need clearing — ₹5.4L." Shows the sequenced exit plan with tax context for each.</text:span></text:p>
      <text:p text:style-name="P5"/>
      <text:h text:style-name="P6" text:outline-level="2">The Google Sheet columns you need</text:h>
      <text:p text:style-name="P4">Your current sheet appears to have: Fund Name, ISIN, Asset Type, Status, NAV, Units, Value, Target%, Actual%, SIP%.</text:p>
      <text:p text:style-name="P4">You need two additions:</text:p>
      <text:p text:style-name="P7"><text:span text:style-name="Source_20_Text"><text:span text:style-name="T1">sip_order</text:span></text:span><text:span text:style-name="T1"> — an integer (1–10) that controls tie-breaking when two funds have similar conviction scores and compete for SIP allocation. Currently your SIP percentages are precise </text:span><text:soft-page-break/><text:span text:style-name="T1">decimals (33.33%, 23.99%) which means the sheet is already doing this job with exact percentages, so this may not be needed.</text:span></text:p>
      <text:p text:style-name="P7"><text:span text:style-name="Source_20_Text"><text:span text:style-name="T1">accumulate_gate</text:span></text:span><text:span text:style-name="T1"> — for accumulator funds specifically, this lets you set the navPercentile threshold below which the system generates a buy signal. Default 0.40. You could set Gold's gate to 0.50 and NASDAQ's to 0.30, for example. This makes the accumulator logic configurable without code changes.</text:span></text:p>
      <text:p text:style-name="P7"><text:span text:style-name="T1">The </text:span><text:span text:style-name="Source_20_Text"><text:span text:style-name="T1">GoogleSheetService</text:span></text:span><text:span text:style-name="T1"> already reads </text:span><text:span text:style-name="Source_20_Text"><text:span text:style-name="T1">status</text:span></text:span><text:span text:style-name="T1"> into </text:span><text:span text:style-name="Source_20_Text"><text:span text:style-name="T1">StrategyTarget</text:span></text:span><text:span text:style-name="T1"> — it just needs the two new columns added to the CSV export and parsed in </text:span><text:span text:style-name="Source_20_Text"><text:span text:style-name="T1">getFuzzyValue()</text:span></text:span><text:span text:style-name="T1">.</text:span></text:p>
      <text:p text:style-name="P5"/>
      <text:h text:style-name="P6" text:outline-level="2">Summary of what to build</text:h>
      <text:p text:style-name="P4">In priority order:</text:p>
      <text:list text:style-name="L4">
        <text:list-item>
          <text:p text:style-name="P23"><text:span text:style-name="Source_20_Text"><text:span text:style-name="T1">SipLineItem</text:span></text:span><text:span text:style-name="Strong_20_Emphasis"><text:span text:style-name="T1"> DTO + </text:span></text:span><text:span text:style-name="Source_20_Text"><text:span text:style-name="T1">computeSipPlan()</text:span></text:span><text:span text:style-name="Strong_20_Emphasis"><text:span text:style-name="T1"> + </text:span></text:span><text:span text:style-name="Source_20_Text"><text:span text:style-name="T1">/sip-plan</text:span></text:span><text:span text:style-name="Strong_20_Emphasis"><text:span text:style-name="T1"> endpoint</text:span></text:span><text:span text:style-name="T1"> — this is the most used feature, gives you the clean monthly SIP view that just follows the sheet. </text:span></text:p>
        </text:list-item>
        <text:list-item>
          <text:p text:style-name="P23"><text:span text:style-name="Strong_20_Emphasis"><text:span text:style-name="T1">Exit queue sequencing</text:span></text:span><text:span text:style-name="T1"> in </text:span><text:span text:style-name="Source_20_Text"><text:span text:style-name="T1">PortfolioOrchestrator</text:span></text:span><text:span text:style-name="T1"> — ₹5.4L is sitting idle in dropped funds, this is the highest-value thing to automate. </text:span></text:p>
        </text:list-item>
        <text:list-item>
          <text:p text:style-name="P23"><text:span text:style-name="Strong_20_Emphasis"><text:span text:style-name="T1">Accumulator buy gate</text:span></text:span><text:span text:style-name="T1"> — NAV percentile threshold per fund, checked in the opportunistic signal path. </text:span></text:p>
        </text:list-item>
        <text:list-item>
          <text:p text:style-name="P23"><text:span text:style-name="Strong_20_Emphasis"><text:span text:style-name="T1">Rebalancer deploy logic</text:span></text:span><text:span text:style-name="T1"> — sell arbitrage when core/strategy are cheap and underweight. </text:span></text:p>
        </text:list-item>
        <text:list-item>
          <text:p text:style-name="P24"><text:span text:style-name="Strong_20_Emphasis"><text:span text:style-name="T1">Frontend: 3-section Today tab</text:span></text:span><text:span text:style-name="T1"> — SIP / Opportunistic / Exit Queue as distinct panels, each with their own cadence and logic. </text:span></text:p>
        </text:list-item>
      </text:list>
      <text:p text:style-name="P25"><draw:frame draw:style-name="fr2" draw:name="Object7" text:anchor-type="as-char" svg:width="0.041cm" svg:height="0.041cm" draw:z-index="3"><draw:floating-frame/><svg:desc>OLE object</svg:desc></draw:frame></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5T23:02:25.769604301</meta:creation-date>
    <dc:date>2026-04-05T23:03:53.340093891</dc:date>
    <meta:editing-duration>PT1M28S</meta:editing-duration>
    <meta:editing-cycles>1</meta:editing-cycles>
    <meta:document-statistic meta:table-count="0" meta:image-count="0" meta:object-count="4" meta:page-count="12" meta:paragraph-count="209" meta:word-count="3206" meta:character-count="23556" meta:non-whitespace-character-count="19648"/>
    <meta:generator>LibreOffice/26.2.2.2$Linux_X86_64 LibreOffice_project/42d76a33568d9a37e1fc00c3228d3881e2f8df73</meta:generator>
  </office:meta>
</office:document-meta>
</file>